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62835.02" calcext:value-type="float">
            <text:p>62835,02</text:p>
          </table:table-cell>
          <table:table-cell table:formula="of:=[.G115]" office:value-type="float" office:value="148244.78" calcext:value-type="float">
            <text:p>148244,78</text:p>
          </table:table-cell>
          <table:table-cell table:formula="of:=[.L115]" office:value-type="float" office:value="73269" calcext:value-type="float">
            <text:p>73269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5.174" calcext:value-type="float">
            <text:p>5,174</text:p>
          </table:table-cell>
          <table:table-cell table:formula="of:=[.H115]" office:value-type="float" office:value="9.928" calcext:value-type="float">
            <text:p>9,928</text:p>
          </table:table-cell>
          <table:table-cell table:formula="of:=[.M115]" office:value-type="float" office:value="5.216" calcext:value-type="float">
            <text:p>5,216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" calcext:value-type="float">
            <text:p>2,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2059.6452708859" calcext:value-type="float">
            <text:p>12059,6452708859</text:p>
          </table:table-cell>
          <table:table-cell table:formula="of:=[.G116]" office:value-type="float" office:value="27138.361356051" calcext:value-type="float">
            <text:p>27138,361356051</text:p>
          </table:table-cell>
          <table:table-cell table:formula="of:=[.L116]" office:value-type="float" office:value="22181.0895692705" calcext:value-type="float">
            <text:p>22181,0895692705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811371678085944" calcext:value-type="float">
            <text:p>0,811371678085944</text:p>
          </table:table-cell>
          <table:table-cell table:formula="of:=[.H116]" office:value-type="float" office:value="1.10635256586678" calcext:value-type="float">
            <text:p>1,10635256586678</text:p>
          </table:table-cell>
          <table:table-cell table:formula="of:=[.M116]" office:value-type="float" office:value="0.604767724006498" calcext:value-type="float">
            <text:p>0,604767724006498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65818.06" calcext:value-type="float">
            <text:p>65818,06</text:p>
          </table:table-cell>
          <table:table-cell table:formula="of:=[.G225]" office:value-type="float" office:value="111872.32" calcext:value-type="float">
            <text:p>111872,32</text:p>
          </table:table-cell>
          <table:table-cell table:formula="of:=[.L225]" office:value-type="float" office:value="44772.1" calcext:value-type="float">
            <text:p>44772,1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12.068" calcext:value-type="float">
            <text:p>12,068</text:p>
          </table:table-cell>
          <table:table-cell table:formula="of:=[.H225]" office:value-type="float" office:value="19.016" calcext:value-type="float">
            <text:p>19,016</text:p>
          </table:table-cell>
          <table:table-cell table:formula="of:=[.M225]" office:value-type="float" office:value="10.068" calcext:value-type="float">
            <text:p>10,06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" calcext:value-type="float">
            <text:p>1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2.84" calcext:value-type="float">
            <text:p>2,84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8546.4256355881" calcext:value-type="float">
            <text:p>18546,4256355881</text:p>
          </table:table-cell>
          <table:table-cell table:formula="of:=[.G226]" office:value-type="float" office:value="30983.9202551517" calcext:value-type="float">
            <text:p>30983,9202551517</text:p>
          </table:table-cell>
          <table:table-cell table:formula="of:=[.L226]" office:value-type="float" office:value="17473.3741941847" calcext:value-type="float">
            <text:p>17473,3741941847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53381094010963" calcext:value-type="float">
            <text:p>1,53381094010963</text:p>
          </table:table-cell>
          <table:table-cell table:formula="of:=[.H226]" office:value-type="float" office:value="2.71884975679054" calcext:value-type="float">
            <text:p>2,71884975679054</text:p>
          </table:table-cell>
          <table:table-cell table:formula="of:=[.M226]" office:value-type="float" office:value="1.33752607451219" calcext:value-type="float">
            <text:p>1,33752607451219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89897948556636" calcext:value-type="float">
            <text:p>0,0489897948556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75399.86" calcext:value-type="float">
            <text:p>75399,86</text:p>
          </table:table-cell>
          <table:table-cell table:formula="of:=[.G340]" office:value-type="float" office:value="151983.42" calcext:value-type="float">
            <text:p>151983,42</text:p>
          </table:table-cell>
          <table:table-cell table:formula="of:=[.L340]" office:value-type="float" office:value="50389.24" calcext:value-type="float">
            <text:p>50389,24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22.696" calcext:value-type="float">
            <text:p>22,696</text:p>
          </table:table-cell>
          <table:table-cell table:formula="of:=[.H340]" office:value-type="float" office:value="43.732" calcext:value-type="float">
            <text:p>43,732</text:p>
          </table:table-cell>
          <table:table-cell table:formula="of:=[.M340]" office:value-type="float" office:value="20.396" calcext:value-type="float">
            <text:p>20,39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5.386" calcext:value-type="float">
            <text:p>5,386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8.188" calcext:value-type="float">
            <text:p>8,188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23273.5488501518" calcext:value-type="float">
            <text:p>23273,5488501518</text:p>
          </table:table-cell>
          <table:table-cell table:formula="of:=[.G341]" office:value-type="float" office:value="15557.3005127368" calcext:value-type="float">
            <text:p>15557,3005127368</text:p>
          </table:table-cell>
          <table:table-cell table:formula="of:=[.L341]" office:value-type="float" office:value="12742.7128690244" calcext:value-type="float">
            <text:p>12742,7128690244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09844864407981" calcext:value-type="float">
            <text:p>3,09844864407981</text:p>
          </table:table-cell>
          <table:table-cell table:formula="of:=[.H341]" office:value-type="float" office:value="3.97791100956268" calcext:value-type="float">
            <text:p>3,97791100956268</text:p>
          </table:table-cell>
          <table:table-cell table:formula="of:=[.M341]" office:value-type="float" office:value="2.27595782034729" calcext:value-type="float">
            <text:p>2,27595782034729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600333240792146" calcext:value-type="float">
            <text:p>0,060033324079215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515363949069006" calcext:value-type="float">
            <text:p>0,0515363949069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59971.76" calcext:value-type="float">
            <text:p>59971,76</text:p>
          </table:table-cell>
          <table:table-cell table:formula="of:=[.G455]" office:value-type="float" office:value="124363.48" calcext:value-type="float">
            <text:p>124363,48</text:p>
          </table:table-cell>
          <table:table-cell table:formula="of:=[.L455]" office:value-type="float" office:value="98968.34" calcext:value-type="float">
            <text:p>98968,34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45.008" calcext:value-type="float">
            <text:p>45,008</text:p>
          </table:table-cell>
          <table:table-cell table:formula="of:=[.H455]" office:value-type="float" office:value="89.774" calcext:value-type="float">
            <text:p>89,774</text:p>
          </table:table-cell>
          <table:table-cell table:formula="of:=[.M455]" office:value-type="float" office:value="41.392" calcext:value-type="float">
            <text:p>41,39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6.9" calcext:value-type="float">
            <text:p>6,9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7.19999999999999" calcext:value-type="float">
            <text:p>7,1999999999999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4479.4083699024" calcext:value-type="float">
            <text:p>14479,4083699024</text:p>
          </table:table-cell>
          <table:table-cell table:formula="of:=[.G456]" office:value-type="float" office:value="26414.2518351287" calcext:value-type="float">
            <text:p>26414,2518351287</text:p>
          </table:table-cell>
          <table:table-cell table:formula="of:=[.L456]" office:value-type="float" office:value="342923.870996384" calcext:value-type="float">
            <text:p>342923,870996384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09042650778173" calcext:value-type="float">
            <text:p>3,09042650778173</text:p>
          </table:table-cell>
          <table:table-cell table:formula="of:=[.H456]" office:value-type="float" office:value="8.29867001392392" calcext:value-type="float">
            <text:p>8,29867001392392</text:p>
          </table:table-cell>
          <table:table-cell table:formula="of:=[.M456]" office:value-type="float" office:value="3.72697410777161" calcext:value-type="float">
            <text:p>3,72697410777161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51023.92" calcext:value-type="float">
            <text:p>51023,92</text:p>
          </table:table-cell>
          <table:table-cell table:formula="of:=[.G570]" office:value-type="float" office:value="82297.72" calcext:value-type="float">
            <text:p>82297,72</text:p>
          </table:table-cell>
          <table:table-cell table:formula="of:=[.L570]" office:value-type="float" office:value="49238.3" calcext:value-type="float">
            <text:p>49238,3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70.596" calcext:value-type="float">
            <text:p>70,596</text:p>
          </table:table-cell>
          <table:table-cell table:formula="of:=[.H570]" office:value-type="float" office:value="99.72" calcext:value-type="float">
            <text:p>99,72</text:p>
          </table:table-cell>
          <table:table-cell table:formula="of:=[.M570]" office:value-type="float" office:value="60.446" calcext:value-type="float">
            <text:p>60,44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4" calcext:value-type="float">
            <text:p>5,4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5.2" calcext:value-type="float">
            <text:p>5,2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9899.38961924421" calcext:value-type="float">
            <text:p>9899,38961924421</text:p>
          </table:table-cell>
          <table:table-cell table:formula="of:=[.G571]" office:value-type="float" office:value="23778.2659696118" calcext:value-type="float">
            <text:p>23778,2659696118</text:p>
          </table:table-cell>
          <table:table-cell table:formula="of:=[.L571]" office:value-type="float" office:value="19024.5825502164" calcext:value-type="float">
            <text:p>19024,5825502164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1.91404911117766" calcext:value-type="float">
            <text:p>1,91404911117766</text:p>
          </table:table-cell>
          <table:table-cell table:formula="of:=[.H571]" office:value-type="float" office:value="0.633719180710195" calcext:value-type="float">
            <text:p>0,633719180710195</text:p>
          </table:table-cell>
          <table:table-cell table:formula="of:=[.M571]" office:value-type="float" office:value="2.62123711251005" calcext:value-type="float">
            <text:p>2,62123711251005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769037" calcext:value-type="float">
            <text:p>10769037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3275" calcext:value-type="float">
            <text:p>73275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8791636" calcext:value-type="float">
            <text:p>18791636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887" calcext:value-type="float">
            <text:p>384887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2301" calcext:value-type="float">
            <text:p>1723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7834" calcext:value-type="float">
            <text:p>377834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628" calcext:value-type="float">
            <text:p>279628</text:p>
          </table:table-cell>
          <table:table-cell office:value-type="float" office:value="9.9" calcext:value-type="float">
            <text:p>9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780" calcext:value-type="float">
            <text:p>158780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66082" calcext:value-type="float">
            <text:p>26608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629" calcext:value-type="float">
            <text:p>258629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8505" calcext:value-type="float">
            <text:p>118505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1657" calcext:value-type="float">
            <text:p>22165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762" calcext:value-type="float">
            <text:p>19776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8261" calcext:value-type="float">
            <text:p>16826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5191" calcext:value-type="float">
            <text:p>275191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196" calcext:value-type="float">
            <text:p>17919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7548" calcext:value-type="float">
            <text:p>15754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061" calcext:value-type="float">
            <text:p>59706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861" calcext:value-type="float">
            <text:p>19986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339" calcext:value-type="float">
            <text:p>13633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051" calcext:value-type="float">
            <text:p>26805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358" calcext:value-type="float">
            <text:p>158358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2779" calcext:value-type="float">
            <text:p>1627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9064" calcext:value-type="float">
            <text:p>219064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616" calcext:value-type="float">
            <text:p>17761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2390" calcext:value-type="float">
            <text:p>14239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8943" calcext:value-type="float">
            <text:p>178943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966" calcext:value-type="float">
            <text:p>19096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2694" calcext:value-type="float">
            <text:p>14269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7256" calcext:value-type="float">
            <text:p>12725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212" calcext:value-type="float">
            <text:p>141212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079" calcext:value-type="float">
            <text:p>14307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5236" calcext:value-type="float">
            <text:p>21523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073" calcext:value-type="float">
            <text:p>15207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964" calcext:value-type="float">
            <text:p>15096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2232" calcext:value-type="float">
            <text:p>14223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983" calcext:value-type="float">
            <text:p>10998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6741" calcext:value-type="float">
            <text:p>16674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971" calcext:value-type="float">
            <text:p>149971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876" calcext:value-type="float">
            <text:p>15987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584" calcext:value-type="float">
            <text:p>14358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5540" calcext:value-type="float">
            <text:p>175540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330" calcext:value-type="float">
            <text:p>10233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802" calcext:value-type="float">
            <text:p>10480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817" calcext:value-type="float">
            <text:p>11881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40" calcext:value-type="float">
            <text:p>7434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499" calcext:value-type="float">
            <text:p>14849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389" calcext:value-type="float">
            <text:p>7138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532" calcext:value-type="float">
            <text:p>9653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4114" calcext:value-type="float">
            <text:p>14411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650" calcext:value-type="float">
            <text:p>9465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269" calcext:value-type="float">
            <text:p>10226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2324" calcext:value-type="float">
            <text:p>16232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4556" calcext:value-type="float">
            <text:p>11455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81" calcext:value-type="float">
            <text:p>6528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6193" calcext:value-type="float">
            <text:p>13619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67" calcext:value-type="float">
            <text:p>66667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36" calcext:value-type="float">
            <text:p>117136</text:p>
          </table:table-cell>
          <table:table-cell office:value-type="float" office:value="7.9" calcext:value-type="float">
            <text:p>7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1509" calcext:value-type="float">
            <text:p>16150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218" calcext:value-type="float">
            <text:p>8521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24" calcext:value-type="float">
            <text:p>7422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2639" calcext:value-type="float">
            <text:p>13263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60" calcext:value-type="float">
            <text:p>5486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98" calcext:value-type="float">
            <text:p>5459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2710" calcext:value-type="float">
            <text:p>14271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785" calcext:value-type="float">
            <text:p>81785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93" calcext:value-type="float">
            <text:p>6419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7682" calcext:value-type="float">
            <text:p>14768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36" calcext:value-type="float">
            <text:p>7633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08" calcext:value-type="float">
            <text:p>69508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6454" calcext:value-type="float">
            <text:p>22645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4910" calcext:value-type="float">
            <text:p>18491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53" calcext:value-type="float">
            <text:p>9505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0651" calcext:value-type="float">
            <text:p>22065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950" calcext:value-type="float">
            <text:p>8795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93" calcext:value-type="float">
            <text:p>7429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6770" calcext:value-type="float">
            <text:p>13677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54" calcext:value-type="float">
            <text:p>84754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768" calcext:value-type="float">
            <text:p>89768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3271" calcext:value-type="float">
            <text:p>14327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54" calcext:value-type="float">
            <text:p>4875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59" calcext:value-type="float">
            <text:p>96259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75267" calcext:value-type="float">
            <text:p>17526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500" calcext:value-type="float">
            <text:p>8150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92" calcext:value-type="float">
            <text:p>60292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7693" calcext:value-type="float">
            <text:p>15769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552" calcext:value-type="float">
            <text:p>135552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039" calcext:value-type="float">
            <text:p>10703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22414" calcext:value-type="float">
            <text:p>22241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961" calcext:value-type="float">
            <text:p>7696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61" calcext:value-type="float">
            <text:p>8276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8224" calcext:value-type="float">
            <text:p>13822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03" calcext:value-type="float">
            <text:p>5130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12" calcext:value-type="float">
            <text:p>6291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9916" calcext:value-type="float">
            <text:p>16991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69" calcext:value-type="float">
            <text:p>5436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209" calcext:value-type="float">
            <text:p>5720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3240" calcext:value-type="float">
            <text:p>12324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028" calcext:value-type="float">
            <text:p>890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95" calcext:value-type="float">
            <text:p>10319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656" calcext:value-type="float">
            <text:p>14465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1370" calcext:value-type="float">
            <text:p>14137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89" calcext:value-type="float">
            <text:p>6068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122" calcext:value-type="float">
            <text:p>15512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084" calcext:value-type="float">
            <text:p>8008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13" calcext:value-type="float">
            <text:p>8361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883" calcext:value-type="float">
            <text:p>15088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214" calcext:value-type="float">
            <text:p>9921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53" calcext:value-type="float">
            <text:p>6665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448" calcext:value-type="float">
            <text:p>14544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24" calcext:value-type="float">
            <text:p>5262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43" calcext:value-type="float">
            <text:p>51443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519" calcext:value-type="float">
            <text:p>152519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089" calcext:value-type="float">
            <text:p>8808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17" calcext:value-type="float">
            <text:p>5931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719" calcext:value-type="float">
            <text:p>14871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59" calcext:value-type="float">
            <text:p>5445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46" calcext:value-type="float">
            <text:p>5354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2090" calcext:value-type="float">
            <text:p>16209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435" calcext:value-type="float">
            <text:p>7943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84" calcext:value-type="float">
            <text:p>7918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2483" calcext:value-type="float">
            <text:p>12248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02" calcext:value-type="float">
            <text:p>5510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05" calcext:value-type="float">
            <text:p>8060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0979" calcext:value-type="float">
            <text:p>16097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50" calcext:value-type="float">
            <text:p>6715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70" calcext:value-type="float">
            <text:p>5697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596" calcext:value-type="float">
            <text:p>15159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491" calcext:value-type="float">
            <text:p>8149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97" calcext:value-type="float">
            <text:p>4169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4802" calcext:value-type="float">
            <text:p>16480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93" calcext:value-type="float">
            <text:p>5969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46" calcext:value-type="float">
            <text:p>6394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7218" calcext:value-type="float">
            <text:p>16721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27" calcext:value-type="float">
            <text:p>5442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89" calcext:value-type="float">
            <text:p>6688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484" calcext:value-type="float">
            <text:p>9548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679" calcext:value-type="float">
            <text:p>8467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60" calcext:value-type="float">
            <text:p>81560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089" calcext:value-type="float">
            <text:p>151089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424" calcext:value-type="float">
            <text:p>10542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319" calcext:value-type="float">
            <text:p>8931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005" calcext:value-type="float">
            <text:p>14200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37" calcext:value-type="float">
            <text:p>8323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90" calcext:value-type="float">
            <text:p>8869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288" calcext:value-type="float">
            <text:p>15028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155" calcext:value-type="float">
            <text:p>6915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60" calcext:value-type="float">
            <text:p>8186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490" calcext:value-type="float">
            <text:p>145490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70" calcext:value-type="float">
            <text:p>5187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6" calcext:value-type="float">
            <text:p>6879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5631" calcext:value-type="float">
            <text:p>15563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098" calcext:value-type="float">
            <text:p>5409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75" calcext:value-type="float">
            <text:p>8217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00452" calcext:value-type="float">
            <text:p>20045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982" calcext:value-type="float">
            <text:p>889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18" calcext:value-type="float">
            <text:p>478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5086" calcext:value-type="float">
            <text:p>2250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75" calcext:value-type="float">
            <text:p>647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64" calcext:value-type="float">
            <text:p>6036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8814" calcext:value-type="float">
            <text:p>15881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216" calcext:value-type="float">
            <text:p>12321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31" calcext:value-type="float">
            <text:p>39031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229296" calcext:value-type="float">
            <text:p>22929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87" calcext:value-type="float">
            <text:p>5248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78" calcext:value-type="float">
            <text:p>5847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86109" calcext:value-type="float">
            <text:p>186109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252" calcext:value-type="float">
            <text:p>7425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89" calcext:value-type="float">
            <text:p>5548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4005" calcext:value-type="float">
            <text:p>17400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79" calcext:value-type="float">
            <text:p>5687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83" calcext:value-type="float">
            <text:p>5858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347" calcext:value-type="float">
            <text:p>15034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83" calcext:value-type="float">
            <text:p>6788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79" calcext:value-type="float">
            <text:p>4507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141" calcext:value-type="float">
            <text:p>15614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7804" calcext:value-type="float">
            <text:p>13780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244" calcext:value-type="float">
            <text:p>5924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209" calcext:value-type="float">
            <text:p>12720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65" calcext:value-type="float">
            <text:p>4586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87" calcext:value-type="float">
            <text:p>5538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332" calcext:value-type="float">
            <text:p>15333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2" calcext:value-type="float">
            <text:p>4590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51" calcext:value-type="float">
            <text:p>7765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067" calcext:value-type="float">
            <text:p>14506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381" calcext:value-type="float">
            <text:p>9838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79" calcext:value-type="float">
            <text:p>8487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729" calcext:value-type="float">
            <text:p>1537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796" calcext:value-type="float">
            <text:p>7579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74" calcext:value-type="float">
            <text:p>5117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7892" calcext:value-type="float">
            <text:p>11789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369" calcext:value-type="float">
            <text:p>7336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76" calcext:value-type="float">
            <text:p>5647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0340" calcext:value-type="float">
            <text:p>170340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92" calcext:value-type="float">
            <text:p>5059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38" calcext:value-type="float">
            <text:p>5413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8868" calcext:value-type="float">
            <text:p>15886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409" calcext:value-type="float">
            <text:p>8540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56" calcext:value-type="float">
            <text:p>7725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9312" calcext:value-type="float">
            <text:p>10931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44" calcext:value-type="float">
            <text:p>8504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51" calcext:value-type="float">
            <text:p>7815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746" calcext:value-type="float">
            <text:p>15274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132" calcext:value-type="float">
            <text:p>1091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87" calcext:value-type="float">
            <text:p>5868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1636" calcext:value-type="float">
            <text:p>14163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15" calcext:value-type="float">
            <text:p>759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57" calcext:value-type="float">
            <text:p>6565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248" calcext:value-type="float">
            <text:p>14224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16" calcext:value-type="float">
            <text:p>5281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31" calcext:value-type="float">
            <text:p>5283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4719" calcext:value-type="float">
            <text:p>17471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46" calcext:value-type="float">
            <text:p>7594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62" calcext:value-type="float">
            <text:p>4986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634" calcext:value-type="float">
            <text:p>14463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987" calcext:value-type="float">
            <text:p>7398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94" calcext:value-type="float">
            <text:p>7369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9092" calcext:value-type="float">
            <text:p>149092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92" calcext:value-type="float">
            <text:p>7609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47" calcext:value-type="float">
            <text:p>5554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230" calcext:value-type="float">
            <text:p>14723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815" calcext:value-type="float">
            <text:p>768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92" calcext:value-type="float">
            <text:p>5319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1829" calcext:value-type="float">
            <text:p>14182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34" calcext:value-type="float">
            <text:p>5533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76" calcext:value-type="float">
            <text:p>7887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786" calcext:value-type="float">
            <text:p>147786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75" calcext:value-type="float">
            <text:p>662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47" calcext:value-type="float">
            <text:p>5964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3025" calcext:value-type="float">
            <text:p>14302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792" calcext:value-type="float">
            <text:p>6779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44" calcext:value-type="float">
            <text:p>5614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050" calcext:value-type="float">
            <text:p>15005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084" calcext:value-type="float">
            <text:p>11008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01" calcext:value-type="float">
            <text:p>8120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392" calcext:value-type="float">
            <text:p>14739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44" calcext:value-type="float">
            <text:p>5124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54" calcext:value-type="float">
            <text:p>9115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744" calcext:value-type="float">
            <text:p>15374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67" calcext:value-type="float">
            <text:p>7196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71" calcext:value-type="float">
            <text:p>7227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9180" calcext:value-type="float">
            <text:p>14918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634" calcext:value-type="float">
            <text:p>7763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81" calcext:value-type="float">
            <text:p>5678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749" calcext:value-type="float">
            <text:p>137749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275" calcext:value-type="float">
            <text:p>992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55" calcext:value-type="float">
            <text:p>4995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9068" calcext:value-type="float">
            <text:p>13906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450" calcext:value-type="float">
            <text:p>9245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05" calcext:value-type="float">
            <text:p>82805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408" calcext:value-type="float">
            <text:p>14240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274" calcext:value-type="float">
            <text:p>4627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39" calcext:value-type="float">
            <text:p>6663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906" calcext:value-type="float">
            <text:p>15190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093" calcext:value-type="float">
            <text:p>7809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40" calcext:value-type="float">
            <text:p>5834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085" calcext:value-type="float">
            <text:p>15208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32" calcext:value-type="float">
            <text:p>534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45" calcext:value-type="float">
            <text:p>5414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8304" calcext:value-type="float">
            <text:p>8830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275" calcext:value-type="float">
            <text:p>7027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74" calcext:value-type="float">
            <text:p>5427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922" calcext:value-type="float">
            <text:p>15192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52" calcext:value-type="float">
            <text:p>8325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72" calcext:value-type="float">
            <text:p>5647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763" calcext:value-type="float">
            <text:p>10076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82" calcext:value-type="float">
            <text:p>459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00" calcext:value-type="float">
            <text:p>8180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8225" calcext:value-type="float">
            <text:p>98225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01" calcext:value-type="float">
            <text:p>6930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95" calcext:value-type="float">
            <text:p>5789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810" calcext:value-type="float">
            <text:p>1458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68" calcext:value-type="float">
            <text:p>5096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82" calcext:value-type="float">
            <text:p>6028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9910" calcext:value-type="float">
            <text:p>8991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45" calcext:value-type="float">
            <text:p>5494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85" calcext:value-type="float">
            <text:p>5558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330" calcext:value-type="float">
            <text:p>10433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26" calcext:value-type="float">
            <text:p>5262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60" calcext:value-type="float">
            <text:p>6226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978" calcext:value-type="float">
            <text:p>15397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771" calcext:value-type="float">
            <text:p>12377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00" calcext:value-type="float">
            <text:p>7460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67490" calcext:value-type="float">
            <text:p>16749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716" calcext:value-type="float">
            <text:p>7171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33" calcext:value-type="float">
            <text:p>6823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8846" calcext:value-type="float">
            <text:p>15884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94" calcext:value-type="float">
            <text:p>6179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01" calcext:value-type="float">
            <text:p>5180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459" calcext:value-type="float">
            <text:p>13145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597" calcext:value-type="float">
            <text:p>11059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37" calcext:value-type="float">
            <text:p>54337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761" calcext:value-type="float">
            <text:p>1487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67" calcext:value-type="float">
            <text:p>4526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50" calcext:value-type="float">
            <text:p>5415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424" calcext:value-type="float">
            <text:p>14042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703" calcext:value-type="float">
            <text:p>5370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65" calcext:value-type="float">
            <text:p>8246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1860" calcext:value-type="float">
            <text:p>15186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962" calcext:value-type="float">
            <text:p>7796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192560.08" calcext:value-type="float">
            <text:p>192560,08</text:p>
          </table:table-cell>
          <table:table-cell table:formula="of:=AVERAGE([.C11:.C110])" office:value-type="float" office:value="5.699" calcext:value-type="float">
            <text:p>5,699</text:p>
          </table:table-cell>
          <table:table-cell table:formula="of:=AVERAGE([.D11:.D110])" office:value-type="float" office:value="0.748000000000002" calcext:value-type="float">
            <text:p>0,748000000000002</text:p>
          </table:table-cell>
          <table:table-cell table:number-columns-repeated="2"/>
          <table:table-cell table:formula="of:=AVERAGE([.G11:.G110])" office:value-type="float" office:value="149547.22" calcext:value-type="float">
            <text:p>149547,22</text:p>
          </table:table-cell>
          <table:table-cell table:formula="of:=AVERAGE([.H11:.H110])" office:value-type="float" office:value="10.161" calcext:value-type="float">
            <text:p>10,161</text:p>
          </table:table-cell>
          <table:table-cell table:formula="of:=AVERAGE([.I11:.I110])" office:value-type="float" office:value="1.68" calcext:value-type="float">
            <text:p>1,68</text:p>
          </table:table-cell>
          <table:table-cell table:number-columns-repeated="2"/>
          <table:table-cell table:formula="of:=AVERAGE([.L11:.L110])" office:value-type="float" office:value="286360.66" calcext:value-type="float">
            <text:p>286360,66</text:p>
          </table:table-cell>
          <table:table-cell table:formula="of:=AVERAGE([.M11:.M110])" office:value-type="float" office:value="6.654" calcext:value-type="float">
            <text:p>6,654</text:p>
          </table:table-cell>
          <table:table-cell table:formula="of:=AVERAGE([.N11:.N110])" office:value-type="float" office:value="2.226" calcext:value-type="float">
            <text:p>2,2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064282.2217223" calcext:value-type="float">
            <text:p>1064282,2217223</text:p>
          </table:table-cell>
          <table:table-cell table:formula="of:=STDEVP([.C11:.C110])" office:value-type="float" office:value="1.49100603620508" calcext:value-type="float">
            <text:p>1,49100603620508</text:p>
          </table:table-cell>
          <table:table-cell table:formula="of:=STDEVP([.D11:.D110])" office:value-type="float" office:value="0.0754718490564528" calcext:value-type="float">
            <text:p>0,075471849056453</text:p>
          </table:table-cell>
          <table:table-cell table:number-columns-repeated="2"/>
          <table:table-cell table:formula="of:=STDEVP([.G11:.G110])" office:value-type="float" office:value="26736.0083077411" calcext:value-type="float">
            <text:p>26736,0083077411</text:p>
          </table:table-cell>
          <table:table-cell table:formula="of:=STDEVP([.H11:.H110])" office:value-type="float" office:value="1.13586046678278" calcext:value-type="float">
            <text:p>1,13586046678278</text:p>
          </table:table-cell>
          <table:table-cell table:formula="of:=STDEVP([.I11:.I110])" office:value-type="float" office:value="0.124096736459908" calcext:value-type="float">
            <text:p>0,124096736459908</text:p>
          </table:table-cell>
          <table:table-cell table:number-columns-repeated="2"/>
          <table:table-cell table:formula="of:=STDEVP([.L11:.L110])" office:value-type="float" office:value="1861384.13651481" calcext:value-type="float">
            <text:p>1861384,13651481</text:p>
          </table:table-cell>
          <table:table-cell table:formula="of:=STDEVP([.M11:.M110])" office:value-type="float" office:value="9.56811810127779" calcext:value-type="float">
            <text:p>9,56811810127779</text:p>
          </table:table-cell>
          <table:table-cell table:formula="of:=STDEVP([.N11:.N110])" office:value-type="float" office:value="0.0438634243989225" calcext:value-type="float">
            <text:p>0,0438634243989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68514.5" calcext:value-type="float">
            <text:p>68514,5</text:p>
          </table:table-cell>
          <table:table-cell table:formula="of:=MEDIAN([.C11:.C110])" office:value-type="float" office:value="5.45" calcext:value-type="float">
            <text:p>5,45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49136" calcext:value-type="float">
            <text:p>149136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77297.5" calcext:value-type="float">
            <text:p>77297,5</text:p>
          </table:table-cell>
          <table:table-cell table:formula="of:=MEDIAN([.M11:.M110])" office:value-type="float" office:value="5" calcext:value-type="float">
            <text:p>5</text:p>
          </table:table-cell>
          <table:table-cell table:formula="of:=MEDIAN([.N1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22285.14" calcext:value-type="float">
            <text:p>322285,14</text:p>
          </table:table-cell>
          <table:table-cell table:formula="of:=AVERAGE([.C11:.C60])" office:value-type="float" office:value="6.224" calcext:value-type="float">
            <text:p>6,224</text:p>
          </table:table-cell>
          <table:table-cell table:formula="of:=AVERAGE([.D11:.D60])" office:value-type="float" office:value="0.796000000000001" calcext:value-type="float">
            <text:p>0,796000000000001</text:p>
          </table:table-cell>
          <table:table-cell table:number-columns-repeated="2"/>
          <table:table-cell table:formula="of:=AVERAGE([.G11:.G60])" office:value-type="float" office:value="150849.66" calcext:value-type="float">
            <text:p>150849,66</text:p>
          </table:table-cell>
          <table:table-cell table:formula="of:=AVERAGE([.H11:.H60])" office:value-type="float" office:value="10.394" calcext:value-type="float">
            <text:p>10,394</text:p>
          </table:table-cell>
          <table:table-cell table:formula="of:=AVERAGE([.I11:.I60])" office:value-type="float" office:value="1.66" calcext:value-type="float">
            <text:p>1,66</text:p>
          </table:table-cell>
          <table:table-cell table:number-columns-repeated="2"/>
          <table:table-cell table:formula="of:=AVERAGE([.L11:.L60])" office:value-type="float" office:value="499452.32" calcext:value-type="float">
            <text:p>499452,32</text:p>
          </table:table-cell>
          <table:table-cell table:formula="of:=AVERAGE([.M11:.M60])" office:value-type="float" office:value="8.092" calcext:value-type="float">
            <text:p>8,092</text:p>
          </table:table-cell>
          <table:table-cell table:formula="of:=AVERAGE([.N11:.N60])" office:value-type="float" office:value="2.252" calcext:value-type="float">
            <text:p>2,2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62835.02" calcext:value-type="float">
            <text:p>62835,02</text:p>
          </table:table-cell>
          <table:table-cell table:formula="of:=AVERAGE([.C61:.C110])" office:value-type="float" office:value="5.174" calcext:value-type="float">
            <text:p>5,174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48244.78" calcext:value-type="float">
            <text:p>148244,78</text:p>
          </table:table-cell>
          <table:table-cell table:formula="of:=AVERAGE([.H61:.H110])" office:value-type="float" office:value="9.928" calcext:value-type="float">
            <text:p>9,928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73269" calcext:value-type="float">
            <text:p>73269</text:p>
          </table:table-cell>
          <table:table-cell table:formula="of:=AVERAGE([.M61:.M110])" office:value-type="float" office:value="5.216" calcext:value-type="float">
            <text:p>5,216</text:p>
          </table:table-cell>
          <table:table-cell table:formula="of:=AVERAGE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2059.6452708859" calcext:value-type="float">
            <text:p>12059,6452708859</text:p>
          </table:table-cell>
          <table:table-cell table:formula="of:=STDEVP([.C61:.C110])" office:value-type="float" office:value="0.811371678085944" calcext:value-type="float">
            <text:p>0,811371678085944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27138.361356051" calcext:value-type="float">
            <text:p>27138,361356051</text:p>
          </table:table-cell>
          <table:table-cell table:formula="of:=STDEVP([.H61:.H110])" office:value-type="float" office:value="1.10635256586678" calcext:value-type="float">
            <text:p>1,10635256586678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2181.0895692705" calcext:value-type="float">
            <text:p>22181,0895692705</text:p>
          </table:table-cell>
          <table:table-cell table:formula="of:=STDEVP([.M61:.M110])" office:value-type="float" office:value="0.604767724006498" calcext:value-type="float">
            <text:p>0,604767724006498</text:p>
          </table:table-cell>
          <table:table-cell table:formula="of:=STDEVP([.N61:.N11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6151.5" calcext:value-type="float">
            <text:p>86151,5</text:p>
          </table:table-cell>
          <table:table-cell table:formula="of:=MEDIAN([.C11:.C60])" office:value-type="float" office:value="6" calcext:value-type="float">
            <text:p>6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49503.5" calcext:value-type="float">
            <text:p>149503,5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86584" calcext:value-type="float">
            <text:p>86584</text:p>
          </table:table-cell>
          <table:table-cell table:formula="of:=MEDIAN([.M11:.M60])" office:value-type="float" office:value="6" calcext:value-type="float">
            <text:p>6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58530.5" calcext:value-type="float">
            <text:p>58530,5</text:p>
          </table:table-cell>
          <table:table-cell table:formula="of:=MEDIAN([.C61:.C110])" office:value-type="float" office:value="5" calcext:value-type="float">
            <text:p>5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49136" calcext:value-type="float">
            <text:p>149136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71841.5" calcext:value-type="float">
            <text:p>71841,5</text:p>
          </table:table-cell>
          <table:table-cell table:formula="of:=MEDIAN([.M61:.M110])" office:value-type="float" office:value="5" calcext:value-type="float">
            <text:p>5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322727" calcext:value-type="float">
            <text:p>13322727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15055" calcext:value-type="float">
            <text:p>115055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8428039" calcext:value-type="float">
            <text:p>28428039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258" calcext:value-type="float">
            <text:p>333258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7511" calcext:value-type="float">
            <text:p>167511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2053" calcext:value-type="float">
            <text:p>262053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643" calcext:value-type="float">
            <text:p>233643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1383" calcext:value-type="float">
            <text:p>14138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7706" calcext:value-type="float">
            <text:p>217706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840" calcext:value-type="float">
            <text:p>32784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9855" calcext:value-type="float">
            <text:p>16985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6687" calcext:value-type="float">
            <text:p>246687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220" calcext:value-type="float">
            <text:p>156220</text:p>
          </table:table-cell>
          <table:table-cell office:value-type="float" office:value="14.9" calcext:value-type="float">
            <text:p>14,9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2968" calcext:value-type="float">
            <text:p>102968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8235" calcext:value-type="float">
            <text:p>178235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001" calcext:value-type="float">
            <text:p>185001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5921" calcext:value-type="float">
            <text:p>15592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781" calcext:value-type="float">
            <text:p>109781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941" calcext:value-type="float">
            <text:p>181941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4913" calcext:value-type="float">
            <text:p>144913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2776" calcext:value-type="float">
            <text:p>122776</text:p>
          </table:table-cell>
          <table:table-cell office:value-type="float" office:value="13" calcext:value-type="float">
            <text:p>1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62" calcext:value-type="float">
            <text:p>72962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6297" calcext:value-type="float">
            <text:p>15629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628" calcext:value-type="float">
            <text:p>79628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79" calcext:value-type="float">
            <text:p>81879</text:p>
          </table:table-cell>
          <table:table-cell office:value-type="float" office:value="14" calcext:value-type="float">
            <text:p>1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07087" calcext:value-type="float">
            <text:p>20708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275" calcext:value-type="float">
            <text:p>129275</text:p>
          </table:table-cell>
          <table:table-cell office:value-type="float" office:value="15.8" calcext:value-type="float">
            <text:p>15,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56" calcext:value-type="float">
            <text:p>90456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1332" calcext:value-type="float">
            <text:p>9133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458" calcext:value-type="float">
            <text:p>65458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261" calcext:value-type="float">
            <text:p>112261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5835" calcext:value-type="float">
            <text:p>14583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42" calcext:value-type="float">
            <text:p>6844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905" calcext:value-type="float">
            <text:p>96905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4571" calcext:value-type="float">
            <text:p>15457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830" calcext:value-type="float">
            <text:p>107830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215" calcext:value-type="float">
            <text:p>136215</text:p>
          </table:table-cell>
          <table:table-cell office:value-type="float" office:value="11.9" calcext:value-type="float">
            <text:p>11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1871" calcext:value-type="float">
            <text:p>15187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407" calcext:value-type="float">
            <text:p>7840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35" calcext:value-type="float">
            <text:p>101735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8706" calcext:value-type="float">
            <text:p>148706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526" calcext:value-type="float">
            <text:p>92526</text:p>
          </table:table-cell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993" calcext:value-type="float">
            <text:p>97993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0915" calcext:value-type="float">
            <text:p>150915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22" calcext:value-type="float">
            <text:p>5582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352" calcext:value-type="float">
            <text:p>162352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2051" calcext:value-type="float">
            <text:p>15205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440" calcext:value-type="float">
            <text:p>108440</text:p>
          </table:table-cell>
          <table:table-cell office:value-type="float" office:value="10.9" calcext:value-type="float">
            <text:p>10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98" calcext:value-type="float">
            <text:p>84298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7553" calcext:value-type="float">
            <text:p>10755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30" calcext:value-type="float">
            <text:p>68230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25" calcext:value-type="float">
            <text:p>68625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69897" calcext:value-type="float">
            <text:p>26989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014" calcext:value-type="float">
            <text:p>91014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073" calcext:value-type="float">
            <text:p>90073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5853" calcext:value-type="float">
            <text:p>14585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136" calcext:value-type="float">
            <text:p>8913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69" calcext:value-type="float">
            <text:p>97469</text:p>
          </table:table-cell>
          <table:table-cell office:value-type="float" office:value="11.9" calcext:value-type="float">
            <text:p>11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43749" calcext:value-type="float">
            <text:p>14374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177" calcext:value-type="float">
            <text:p>71177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96" calcext:value-type="float">
            <text:p>85996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1252" calcext:value-type="float">
            <text:p>15125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00" calcext:value-type="float">
            <text:p>53900</text:p>
          </table:table-cell>
          <table:table-cell office:value-type="float" office:value="17" calcext:value-type="float">
            <text:p>17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244" calcext:value-type="float">
            <text:p>133244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02864" calcext:value-type="float">
            <text:p>10286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147" calcext:value-type="float">
            <text:p>91147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230" calcext:value-type="float">
            <text:p>1352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186" calcext:value-type="float">
            <text:p>14418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85" calcext:value-type="float">
            <text:p>64785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8" calcext:value-type="float">
            <text:p>811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5684" calcext:value-type="float">
            <text:p>15568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64" calcext:value-type="float">
            <text:p>72664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485" calcext:value-type="float">
            <text:p>8448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750" calcext:value-type="float">
            <text:p>149750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16" calcext:value-type="float">
            <text:p>66516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34" calcext:value-type="float">
            <text:p>944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342" calcext:value-type="float">
            <text:p>147342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294" calcext:value-type="float">
            <text:p>94294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723" calcext:value-type="float">
            <text:p>1067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244" calcext:value-type="float">
            <text:p>15024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09" calcext:value-type="float">
            <text:p>51209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87" calcext:value-type="float">
            <text:p>82887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8207" calcext:value-type="float">
            <text:p>15820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702" calcext:value-type="float">
            <text:p>7470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32" calcext:value-type="float">
            <text:p>736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8180" calcext:value-type="float">
            <text:p>13818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23" calcext:value-type="float">
            <text:p>7382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50" calcext:value-type="float">
            <text:p>1200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562" calcext:value-type="float">
            <text:p>14256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826" calcext:value-type="float">
            <text:p>79826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4052" calcext:value-type="float">
            <text:p>1340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828" calcext:value-type="float">
            <text:p>12582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57" calcext:value-type="float">
            <text:p>57857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115" calcext:value-type="float">
            <text:p>921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995" calcext:value-type="float">
            <text:p>10899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66" calcext:value-type="float">
            <text:p>8886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41" calcext:value-type="float">
            <text:p>797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094" calcext:value-type="float">
            <text:p>9109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672" calcext:value-type="float">
            <text:p>44672</text:p>
          </table:table-cell>
          <table:table-cell office:value-type="float" office:value="9.9" calcext:value-type="float">
            <text:p>9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50" calcext:value-type="float">
            <text:p>919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556" calcext:value-type="float">
            <text:p>94556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29" calcext:value-type="float">
            <text:p>80229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405" calcext:value-type="float">
            <text:p>864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082" calcext:value-type="float">
            <text:p>29508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23" calcext:value-type="float">
            <text:p>8112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25" calcext:value-type="float">
            <text:p>8042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298" calcext:value-type="float">
            <text:p>12129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79" calcext:value-type="float">
            <text:p>83679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654" calcext:value-type="float">
            <text:p>1246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773" calcext:value-type="float">
            <text:p>13777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14" calcext:value-type="float">
            <text:p>80214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24" calcext:value-type="float">
            <text:p>872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354" calcext:value-type="float">
            <text:p>12335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686" calcext:value-type="float">
            <text:p>7568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557" calcext:value-type="float">
            <text:p>1185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983" calcext:value-type="float">
            <text:p>12598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44" calcext:value-type="float">
            <text:p>96944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0" calcext:value-type="float">
            <text:p>811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5195" calcext:value-type="float">
            <text:p>9519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701" calcext:value-type="float">
            <text:p>4270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22" calcext:value-type="float">
            <text:p>877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920" calcext:value-type="float">
            <text:p>13592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96" calcext:value-type="float">
            <text:p>69296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08" calcext:value-type="float">
            <text:p>583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458" calcext:value-type="float">
            <text:p>20045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867" calcext:value-type="float">
            <text:p>9386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9" calcext:value-type="float">
            <text:p>582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512" calcext:value-type="float">
            <text:p>128512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6657" calcext:value-type="float">
            <text:p>14665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94" calcext:value-type="float">
            <text:p>862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860" calcext:value-type="float">
            <text:p>10786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916" calcext:value-type="float">
            <text:p>9091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44" calcext:value-type="float">
            <text:p>72444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808" calcext:value-type="float">
            <text:p>13580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75" calcext:value-type="float">
            <text:p>6847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34" calcext:value-type="float">
            <text:p>529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297" calcext:value-type="float">
            <text:p>14829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69" calcext:value-type="float">
            <text:p>68469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69" calcext:value-type="float">
            <text:p>589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008" calcext:value-type="float">
            <text:p>13700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53" calcext:value-type="float">
            <text:p>52453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49" calcext:value-type="float">
            <text:p>6354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9054" calcext:value-type="float">
            <text:p>13905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36" calcext:value-type="float">
            <text:p>3493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11" calcext:value-type="float">
            <text:p>801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773" calcext:value-type="float">
            <text:p>10377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87" calcext:value-type="float">
            <text:p>61087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120" calcext:value-type="float">
            <text:p>881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627" calcext:value-type="float">
            <text:p>10462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518" calcext:value-type="float">
            <text:p>81518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41" calcext:value-type="float">
            <text:p>785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119" calcext:value-type="float">
            <text:p>88119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121" calcext:value-type="float">
            <text:p>56121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86" calcext:value-type="float">
            <text:p>738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707" calcext:value-type="float">
            <text:p>9270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074" calcext:value-type="float">
            <text:p>33074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3" calcext:value-type="float">
            <text:p>821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2722" calcext:value-type="float">
            <text:p>162722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67" calcext:value-type="float">
            <text:p>58267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847" calcext:value-type="float">
            <text:p>81847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163" calcext:value-type="float">
            <text:p>9316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099" calcext:value-type="float">
            <text:p>32099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43" calcext:value-type="float">
            <text:p>822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170" calcext:value-type="float">
            <text:p>9117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22" calcext:value-type="float">
            <text:p>3982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48" calcext:value-type="float">
            <text:p>6974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136" calcext:value-type="float">
            <text:p>10513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81" calcext:value-type="float">
            <text:p>29581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72" calcext:value-type="float">
            <text:p>462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929" calcext:value-type="float">
            <text:p>14692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21" calcext:value-type="float">
            <text:p>65121</text:p>
          </table:table-cell>
          <table:table-cell office:value-type="float" office:value="8.9" calcext:value-type="float">
            <text:p>8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75" calcext:value-type="float">
            <text:p>648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7645" calcext:value-type="float">
            <text:p>18764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79" calcext:value-type="float">
            <text:p>37879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30" calcext:value-type="float">
            <text:p>4793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838" calcext:value-type="float">
            <text:p>97838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46" calcext:value-type="float">
            <text:p>4584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294" calcext:value-type="float">
            <text:p>1242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251" calcext:value-type="float">
            <text:p>14825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27" calcext:value-type="float">
            <text:p>41727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391" calcext:value-type="float">
            <text:p>6939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0629" calcext:value-type="float">
            <text:p>110629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978" calcext:value-type="float">
            <text:p>10897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58" calcext:value-type="float">
            <text:p>79958</text:p>
          </table:table-cell>
          <table:table-cell office:value-type="float" office:value="13.9" calcext:value-type="float">
            <text:p>13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1639" calcext:value-type="float">
            <text:p>13163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166" calcext:value-type="float">
            <text:p>8416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76" calcext:value-type="float">
            <text:p>801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677" calcext:value-type="float">
            <text:p>151677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893" calcext:value-type="float">
            <text:p>4189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45" calcext:value-type="float">
            <text:p>733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5518" calcext:value-type="float">
            <text:p>21551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025" calcext:value-type="float">
            <text:p>7002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32" calcext:value-type="float">
            <text:p>656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4274" calcext:value-type="float">
            <text:p>16427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451" calcext:value-type="float">
            <text:p>62451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51" calcext:value-type="float">
            <text:p>658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116" calcext:value-type="float">
            <text:p>10611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979" calcext:value-type="float">
            <text:p>39979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32" calcext:value-type="float">
            <text:p>7093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537" calcext:value-type="float">
            <text:p>144537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947" calcext:value-type="float">
            <text:p>44947</text:p>
          </table:table-cell>
          <table:table-cell office:value-type="float" office:value="16.8" calcext:value-type="float">
            <text:p>16,8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39" calcext:value-type="float">
            <text:p>6243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738" calcext:value-type="float">
            <text:p>12173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79" calcext:value-type="float">
            <text:p>31879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89" calcext:value-type="float">
            <text:p>789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780" calcext:value-type="float">
            <text:p>9178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696" calcext:value-type="float">
            <text:p>29696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93" calcext:value-type="float">
            <text:p>73493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3968" calcext:value-type="float">
            <text:p>14396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25" calcext:value-type="float">
            <text:p>3172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464" calcext:value-type="float">
            <text:p>13846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214" calcext:value-type="float">
            <text:p>10421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612" calcext:value-type="float">
            <text:p>31612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17" calcext:value-type="float">
            <text:p>709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7084" calcext:value-type="float">
            <text:p>8708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83" calcext:value-type="float">
            <text:p>32783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51" calcext:value-type="float">
            <text:p>679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236" calcext:value-type="float">
            <text:p>13023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57" calcext:value-type="float">
            <text:p>38457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25" calcext:value-type="float">
            <text:p>666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2992" calcext:value-type="float">
            <text:p>11299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64" calcext:value-type="float">
            <text:p>60164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98" calcext:value-type="float">
            <text:p>274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009" calcext:value-type="float">
            <text:p>94009</text:p>
          </table:table-cell>
          <table:table-cell office:value-type="float" office:value="13.9" calcext:value-type="float">
            <text:p>13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78" calcext:value-type="float">
            <text:p>38678</text:p>
          </table:table-cell>
          <table:table-cell office:value-type="float" office:value="9" calcext:value-type="float">
            <text:p>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10" calcext:value-type="float">
            <text:p>430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460" calcext:value-type="float">
            <text:p>89460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475" calcext:value-type="float">
            <text:p>30475</text:p>
          </table:table-cell>
          <table:table-cell office:value-type="float" office:value="10.9" calcext:value-type="float">
            <text:p>10,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05" calcext:value-type="float">
            <text:p>800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913" calcext:value-type="float">
            <text:p>8491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62" calcext:value-type="float">
            <text:p>32862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48" calcext:value-type="float">
            <text:p>495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137" calcext:value-type="float">
            <text:p>14613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35" calcext:value-type="float">
            <text:p>36035</text:p>
          </table:table-cell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33" calcext:value-type="float">
            <text:p>540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3271" calcext:value-type="float">
            <text:p>11327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86" calcext:value-type="float">
            <text:p>3098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06" calcext:value-type="float">
            <text:p>61006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974" calcext:value-type="float">
            <text:p>8197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33" calcext:value-type="float">
            <text:p>56633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73" calcext:value-type="float">
            <text:p>435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984" calcext:value-type="float">
            <text:p>94984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03" calcext:value-type="float">
            <text:p>54303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29" calcext:value-type="float">
            <text:p>636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217" calcext:value-type="float">
            <text:p>10321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78" calcext:value-type="float">
            <text:p>28978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82" calcext:value-type="float">
            <text:p>397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495" calcext:value-type="float">
            <text:p>89495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40" calcext:value-type="float">
            <text:p>53240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18" calcext:value-type="float">
            <text:p>635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638" calcext:value-type="float">
            <text:p>9263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33" calcext:value-type="float">
            <text:p>92933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56" calcext:value-type="float">
            <text:p>399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839" calcext:value-type="float">
            <text:p>13583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983" calcext:value-type="float">
            <text:p>27983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09" calcext:value-type="float">
            <text:p>652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374" calcext:value-type="float">
            <text:p>6837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919" calcext:value-type="float">
            <text:p>48919</text:p>
          </table:table-cell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99" calcext:value-type="float">
            <text:p>640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1811" calcext:value-type="float">
            <text:p>12181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85" calcext:value-type="float">
            <text:p>35885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73" calcext:value-type="float">
            <text:p>64573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350" calcext:value-type="float">
            <text:p>123350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18" calcext:value-type="float">
            <text:p>50818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04" calcext:value-type="float">
            <text:p>655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799" calcext:value-type="float">
            <text:p>84799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45" calcext:value-type="float">
            <text:p>59445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043" calcext:value-type="float">
            <text:p>700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941" calcext:value-type="float">
            <text:p>7594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19" calcext:value-type="float">
            <text:p>53319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09" calcext:value-type="float">
            <text:p>411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228" calcext:value-type="float">
            <text:p>106228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50" calcext:value-type="float">
            <text:p>27850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23" calcext:value-type="float">
            <text:p>646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678" calcext:value-type="float">
            <text:p>72678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74" calcext:value-type="float">
            <text:p>31374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58" calcext:value-type="float">
            <text:p>6345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696" calcext:value-type="float">
            <text:p>9769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01" calcext:value-type="float">
            <text:p>37101</text:p>
          </table:table-cell>
          <table:table-cell office:value-type="float" office:value="8.9" calcext:value-type="float">
            <text:p>8,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65" calcext:value-type="float">
            <text:p>6886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999" calcext:value-type="float">
            <text:p>9499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97" calcext:value-type="float">
            <text:p>23997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51" calcext:value-type="float">
            <text:p>453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541" calcext:value-type="float">
            <text:p>103541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32" calcext:value-type="float">
            <text:p>3123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819" calcext:value-type="float">
            <text:p>468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7460" calcext:value-type="float">
            <text:p>127460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95" calcext:value-type="float">
            <text:p>54195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21" calcext:value-type="float">
            <text:p>67521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620" calcext:value-type="float">
            <text:p>13062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32" calcext:value-type="float">
            <text:p>32132</text:p>
          </table:table-cell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94" calcext:value-type="float">
            <text:p>632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367" calcext:value-type="float">
            <text:p>7036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57" calcext:value-type="float">
            <text:p>57357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30" calcext:value-type="float">
            <text:p>595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9114" calcext:value-type="float">
            <text:p>79114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856" calcext:value-type="float">
            <text:p>33856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5" calcext:value-type="float">
            <text:p>594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619" calcext:value-type="float">
            <text:p>8061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727" calcext:value-type="float">
            <text:p>29727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20054.98" calcext:value-type="float">
            <text:p>220054,98</text:p>
          </table:table-cell>
          <table:table-cell table:formula="of:=AVERAGE([.C121:.C220])" office:value-type="float" office:value="12.228" calcext:value-type="float">
            <text:p>12,228</text:p>
          </table:table-cell>
          <table:table-cell table:formula="of:=AVERAGE([.D121:.D220])" office:value-type="float" office:value="1.034" calcext:value-type="float">
            <text:p>1,034</text:p>
          </table:table-cell>
          <table:table-cell table:number-columns-repeated="2"/>
          <table:table-cell table:formula="of:=AVERAGE([.G121:.G220])" office:value-type="float" office:value="127176.85" calcext:value-type="float">
            <text:p>127176,85</text:p>
          </table:table-cell>
          <table:table-cell table:formula="of:=AVERAGE([.H121:.H220])" office:value-type="float" office:value="20.083" calcext:value-type="float">
            <text:p>20,083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351317.78" calcext:value-type="float">
            <text:p>351317,78</text:p>
          </table:table-cell>
          <table:table-cell table:formula="of:=AVERAGE([.M121:.M220])" office:value-type="float" office:value="10.43" calcext:value-type="float">
            <text:p>10,43</text:p>
          </table:table-cell>
          <table:table-cell table:formula="of:=AVERAGE([.N121:.N220])" office:value-type="float" office:value="2.806" calcext:value-type="float">
            <text:p>2,8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1317735.29016701" calcext:value-type="float">
            <text:p>1317735,29016701</text:p>
          </table:table-cell>
          <table:table-cell table:formula="of:=STDEVP([.C121:.C220])" office:value-type="float" office:value="1.5821554917264" calcext:value-type="float">
            <text:p>1,5821554917264</text:p>
          </table:table-cell>
          <table:table-cell table:formula="of:=STDEVP([.D121:.D220])" office:value-type="float" office:value="0.0802745289615581" calcext:value-type="float">
            <text:p>0,080274528961558</text:p>
          </table:table-cell>
          <table:table-cell table:number-columns-repeated="2"/>
          <table:table-cell table:formula="of:=STDEVP([.G121:.G220])" office:value-type="float" office:value="37847.0057680591" calcext:value-type="float">
            <text:p>37847,0057680591</text:p>
          </table:table-cell>
          <table:table-cell table:formula="of:=STDEVP([.H121:.H220])" office:value-type="float" office:value="2.56449039772037" calcext:value-type="float">
            <text:p>2,56449039772037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2822125.55066087" calcext:value-type="float">
            <text:p>2822125,55066087</text:p>
          </table:table-cell>
          <table:table-cell table:formula="of:=STDEVP([.M121:.M220])" office:value-type="float" office:value="1.70637041699626" calcext:value-type="float">
            <text:p>1,70637041699626</text:p>
          </table:table-cell>
          <table:table-cell table:formula="of:=STDEVP([.N121:.N220])" office:value-type="float" office:value="0.0822435407798084" calcext:value-type="float">
            <text:p>0,0822435407798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78765" calcext:value-type="float">
            <text:p>78765</text:p>
          </table:table-cell>
          <table:table-cell table:formula="of:=MEDIAN([.C121:.C220])" office:value-type="float" office:value="12" calcext:value-type="float">
            <text:p>12</text:p>
          </table:table-cell>
          <table:table-cell table:formula="of:=MEDIAN([.D121:.D220])" office:value-type="float" office:value="1" calcext:value-type="float">
            <text:p>1</text:p>
          </table:table-cell>
          <table:table-cell table:number-columns-repeated="2"/>
          <table:table-cell table:formula="of:=MEDIAN([.G121:.G220])" office:value-type="float" office:value="125905.5" calcext:value-type="float">
            <text:p>125905,5</text:p>
          </table:table-cell>
          <table:table-cell table:formula="of:=MEDIAN([.H121:.H220])" office:value-type="float" office:value="20" calcext:value-type="float">
            <text:p>20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58856" calcext:value-type="float">
            <text:p>58856</text:p>
          </table:table-cell>
          <table:table-cell table:formula="of:=MEDIAN([.M121:.M220])" office:value-type="float" office:value="10" calcext:value-type="float">
            <text:p>10</text:p>
          </table:table-cell>
          <table:table-cell table:formula="of:=MEDIAN([.N121:.N220])"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374291.9" calcext:value-type="float">
            <text:p>374291,9</text:p>
          </table:table-cell>
          <table:table-cell table:formula="of:=AVERAGE([.C121:.C170])" office:value-type="float" office:value="12.388" calcext:value-type="float">
            <text:p>12,388</text:p>
          </table:table-cell>
          <table:table-cell table:formula="of:=AVERAGE([.D121:.D170])" office:value-type="float" office:value="1.068" calcext:value-type="float">
            <text:p>1,068</text:p>
          </table:table-cell>
          <table:table-cell table:number-columns-repeated="2"/>
          <table:table-cell table:formula="of:=AVERAGE([.G121:.G170])" office:value-type="float" office:value="142481.38" calcext:value-type="float">
            <text:p>142481,38</text:p>
          </table:table-cell>
          <table:table-cell table:formula="of:=AVERAGE([.H121:.H170])" office:value-type="float" office:value="21.15" calcext:value-type="float">
            <text:p>21,15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657863.46" calcext:value-type="float">
            <text:p>657863,46</text:p>
          </table:table-cell>
          <table:table-cell table:formula="of:=AVERAGE([.M121:.M170])" office:value-type="float" office:value="10.792" calcext:value-type="float">
            <text:p>10,792</text:p>
          </table:table-cell>
          <table:table-cell table:formula="of:=AVERAGE([.N121:.N170])" office:value-type="float" office:value="2.772" calcext:value-type="float">
            <text:p>2,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65818.06" calcext:value-type="float">
            <text:p>65818,06</text:p>
          </table:table-cell>
          <table:table-cell table:formula="of:=AVERAGE([.C171:.C220])" office:value-type="float" office:value="12.068" calcext:value-type="float">
            <text:p>12,068</text:p>
          </table:table-cell>
          <table:table-cell table:formula="of:=AVERAGE([.D171:.D220])" office:value-type="float" office:value="1" calcext:value-type="float">
            <text:p>1</text:p>
          </table:table-cell>
          <table:table-cell table:number-columns-repeated="2"/>
          <table:table-cell table:formula="of:=AVERAGE([.G171:.G220])" office:value-type="float" office:value="111872.32" calcext:value-type="float">
            <text:p>111872,32</text:p>
          </table:table-cell>
          <table:table-cell table:formula="of:=AVERAGE([.H171:.H220])" office:value-type="float" office:value="19.016" calcext:value-type="float">
            <text:p>19,016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44772.1" calcext:value-type="float">
            <text:p>44772,1</text:p>
          </table:table-cell>
          <table:table-cell table:formula="of:=AVERAGE([.M171:.M220])" office:value-type="float" office:value="10.068" calcext:value-type="float">
            <text:p>10,068</text:p>
          </table:table-cell>
          <table:table-cell table:formula="of:=AVERAGE([.N171:.N220])" office:value-type="float" office:value="2.84" calcext:value-type="float">
            <text:p>2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8546.4256355881" calcext:value-type="float">
            <text:p>18546,4256355881</text:p>
          </table:table-cell>
          <table:table-cell table:formula="of:=STDEVP([.C171:.C220])" office:value-type="float" office:value="1.53381094010963" calcext:value-type="float">
            <text:p>1,53381094010963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30983.9202551517" calcext:value-type="float">
            <text:p>30983,9202551517</text:p>
          </table:table-cell>
          <table:table-cell table:formula="of:=STDEVP([.H171:.H220])" office:value-type="float" office:value="2.71884975679054" calcext:value-type="float">
            <text:p>2,71884975679054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17473.3741941847" calcext:value-type="float">
            <text:p>17473,3741941847</text:p>
          </table:table-cell>
          <table:table-cell table:formula="of:=STDEVP([.M171:.M220])" office:value-type="float" office:value="1.33752607451219" calcext:value-type="float">
            <text:p>1,33752607451219</text:p>
          </table:table-cell>
          <table:table-cell table:formula="of:=STDEVP([.N171:.N220])" office:value-type="float" office:value="0.0489897948556636" calcext:value-type="float">
            <text:p>0,0489897948556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90264.5" calcext:value-type="float">
            <text:p>90264,5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1" calcext:value-type="float">
            <text:p>1</text:p>
          </table:table-cell>
          <table:table-cell table:number-columns-repeated="2"/>
          <table:table-cell table:formula="of:=MEDIAN([.G121:.G170])" office:value-type="float" office:value="143155.5" calcext:value-type="float">
            <text:p>143155,5</text:p>
          </table:table-cell>
          <table:table-cell table:formula="of:=MEDIAN([.H121:.H170])" office:value-type="float" office:value="21" calcext:value-type="float">
            <text:p>21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80020" calcext:value-type="float">
            <text:p>80020</text:p>
          </table:table-cell>
          <table:table-cell table:formula="of:=MEDIAN([.M121:.M170])" office:value-type="float" office:value="10" calcext:value-type="float">
            <text:p>10</text:p>
          </table:table-cell>
          <table:table-cell table:formula="of:=MEDIAN([.N121:.N170])"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65356.5" calcext:value-type="float">
            <text:p>65356,5</text:p>
          </table:table-cell>
          <table:table-cell table:formula="of:=MEDIAN([.C171:.C220])" office:value-type="float" office:value="12" calcext:value-type="float">
            <text:p>12</text:p>
          </table:table-cell>
          <table:table-cell table:formula="of:=MEDIAN([.D171:.D220])" office:value-type="float" office:value="1" calcext:value-type="float">
            <text:p>1</text:p>
          </table:table-cell>
          <table:table-cell table:number-columns-repeated="2"/>
          <table:table-cell table:formula="of:=MEDIAN([.G171:.G220])" office:value-type="float" office:value="103877.5" calcext:value-type="float">
            <text:p>103877,5</text:p>
          </table:table-cell>
          <table:table-cell table:formula="of:=MEDIAN([.H171:.H220])" office:value-type="float" office:value="19" calcext:value-type="float">
            <text:p>19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38567.5" calcext:value-type="float">
            <text:p>38567,5</text:p>
          </table:table-cell>
          <table:table-cell table:formula="of:=MEDIAN([.M171:.M220])" office:value-type="float" office:value="10" calcext:value-type="float">
            <text:p>10</text:p>
          </table:table-cell>
          <table:table-cell table:formula="of:=MEDIAN([.N171:.N220])" office:value-type="float" office:value="2.8" calcext:value-type="float">
            <text:p>2,8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7183575" calcext:value-type="float">
            <text:p>17183575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69453" calcext:value-type="float">
            <text:p>169453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3317132" calcext:value-type="float">
            <text:p>13317132</text:p>
          </table:table-cell>
          <table:table-cell office:value-type="float" office:value="153.3" calcext:value-type="float">
            <text:p>153,3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3302" calcext:value-type="float">
            <text:p>143302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5404" calcext:value-type="float">
            <text:p>155404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6634" calcext:value-type="float">
            <text:p>156634</text:p>
          </table:table-cell>
          <table:table-cell office:value-type="float" office:value="34" calcext:value-type="float">
            <text:p>3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142" calcext:value-type="float">
            <text:p>1391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2590" calcext:value-type="float">
            <text:p>142590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0846" calcext:value-type="float">
            <text:p>120846</text:p>
          </table:table-cell>
          <table:table-cell office:value-type="float" office:value="26" calcext:value-type="float">
            <text:p>2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69" calcext:value-type="float">
            <text:p>97669</text:p>
          </table:table-cell>
          <table:table-cell office:value-type="float" office:value="35.6" calcext:value-type="float">
            <text:p>35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6184" calcext:value-type="float">
            <text:p>146184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45" calcext:value-type="float">
            <text:p>83245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311" calcext:value-type="float">
            <text:p>122311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6914" calcext:value-type="float">
            <text:p>156914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406" calcext:value-type="float">
            <text:p>101406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293" calcext:value-type="float">
            <text:p>93293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49027" calcext:value-type="float">
            <text:p>14902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792" calcext:value-type="float">
            <text:p>111792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19" calcext:value-type="float">
            <text:p>104419</text:p>
          </table:table-cell>
          <table:table-cell office:value-type="float" office:value="33" calcext:value-type="float">
            <text:p>3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5805" calcext:value-type="float">
            <text:p>14580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562" calcext:value-type="float">
            <text:p>72562</text:p>
          </table:table-cell>
          <table:table-cell office:value-type="float" office:value="33.7" calcext:value-type="float">
            <text:p>33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89" calcext:value-type="float">
            <text:p>78989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9004" calcext:value-type="float">
            <text:p>159004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81" calcext:value-type="float">
            <text:p>95081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88" calcext:value-type="float">
            <text:p>7888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6467" calcext:value-type="float">
            <text:p>12646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230" calcext:value-type="float">
            <text:p>86230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51" calcext:value-type="float">
            <text:p>6545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1730" calcext:value-type="float">
            <text:p>15173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18" calcext:value-type="float">
            <text:p>64218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548" calcext:value-type="float">
            <text:p>96548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8802" calcext:value-type="float">
            <text:p>148802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743" calcext:value-type="float">
            <text:p>83743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88" calcext:value-type="float">
            <text:p>50388</text:p>
          </table:table-cell>
          <table:table-cell office:value-type="float" office:value="18.8" calcext:value-type="float">
            <text:p>18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3919" calcext:value-type="float">
            <text:p>153919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28" calcext:value-type="float">
            <text:p>59828</text:p>
          </table:table-cell>
          <table:table-cell office:value-type="float" office:value="19.8" calcext:value-type="float">
            <text:p>19,8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77" calcext:value-type="float">
            <text:p>52177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46243" calcext:value-type="float">
            <text:p>14624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03" calcext:value-type="float">
            <text:p>63703</text:p>
          </table:table-cell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359" calcext:value-type="float">
            <text:p>53359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154037" calcext:value-type="float">
            <text:p>15403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090" calcext:value-type="float">
            <text:p>66090</text:p>
          </table:table-cell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61" calcext:value-type="float">
            <text:p>64061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9647" calcext:value-type="float">
            <text:p>14964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22" calcext:value-type="float">
            <text:p>59322</text:p>
          </table:table-cell>
          <table:table-cell office:value-type="float" office:value="26" calcext:value-type="float">
            <text:p>2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41" calcext:value-type="float">
            <text:p>71341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1306" calcext:value-type="float">
            <text:p>151306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20" calcext:value-type="float">
            <text:p>65520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339" calcext:value-type="float">
            <text:p>86339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5559" calcext:value-type="float">
            <text:p>14555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623" calcext:value-type="float">
            <text:p>85623</text:p>
          </table:table-cell>
          <table:table-cell office:value-type="float" office:value="23" calcext:value-type="float">
            <text:p>2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25" calcext:value-type="float">
            <text:p>60325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8252" calcext:value-type="float">
            <text:p>13825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3210" calcext:value-type="float">
            <text:p>12321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9" calcext:value-type="float">
            <text:p>59059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6013" calcext:value-type="float">
            <text:p>156013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652" calcext:value-type="float">
            <text:p>70652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61" calcext:value-type="float">
            <text:p>59461</text:p>
          </table:table-cell>
          <table:table-cell office:value-type="float" office:value="22.8" calcext:value-type="float">
            <text:p>22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8985" calcext:value-type="float">
            <text:p>148985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388" calcext:value-type="float">
            <text:p>98388</text:p>
          </table:table-cell>
          <table:table-cell office:value-type="float" office:value="19.8" calcext:value-type="float">
            <text:p>19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07" calcext:value-type="float">
            <text:p>69807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7075" calcext:value-type="float">
            <text:p>15707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62" calcext:value-type="float">
            <text:p>47262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554" calcext:value-type="float">
            <text:p>93554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6135" calcext:value-type="float">
            <text:p>15613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30" calcext:value-type="float">
            <text:p>58530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05" calcext:value-type="float">
            <text:p>76205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12095" calcext:value-type="float">
            <text:p>11209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960" calcext:value-type="float">
            <text:p>9096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764" calcext:value-type="float">
            <text:p>83764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365273" calcext:value-type="float">
            <text:p>36527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61" calcext:value-type="float">
            <text:p>60261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43" calcext:value-type="float">
            <text:p>88643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8140" calcext:value-type="float">
            <text:p>15814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45" calcext:value-type="float">
            <text:p>53345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02" calcext:value-type="float">
            <text:p>79902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4214" calcext:value-type="float">
            <text:p>154214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260" calcext:value-type="float">
            <text:p>73260</text:p>
          </table:table-cell>
          <table:table-cell office:value-type="float" office:value="21" calcext:value-type="float">
            <text:p>21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60" calcext:value-type="float">
            <text:p>110260</text:p>
          </table:table-cell>
          <table:table-cell office:value-type="float" office:value="29" calcext:value-type="float">
            <text:p>2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08503" calcext:value-type="float">
            <text:p>10850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84" calcext:value-type="float">
            <text:p>48784</text:p>
          </table:table-cell>
          <table:table-cell office:value-type="float" office:value="18" calcext:value-type="float">
            <text:p>18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983" calcext:value-type="float">
            <text:p>95983</text:p>
          </table:table-cell>
          <table:table-cell office:value-type="float" office:value="29.7" calcext:value-type="float">
            <text:p>29,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3657" calcext:value-type="float">
            <text:p>143657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97" calcext:value-type="float">
            <text:p>49197</text:p>
          </table:table-cell>
          <table:table-cell office:value-type="float" office:value="26" calcext:value-type="float">
            <text:p>26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63" calcext:value-type="float">
            <text:p>98163</text:p>
          </table:table-cell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6465" calcext:value-type="float">
            <text:p>14646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08" calcext:value-type="float">
            <text:p>35708</text:p>
          </table:table-cell>
          <table:table-cell office:value-type="float" office:value="20" calcext:value-type="float">
            <text:p>20</text:p>
          </table:table-cell>
          <table:table-cell office:value-type="float" office:value="8.4" calcext:value-type="float">
            <text:p>8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76" calcext:value-type="float">
            <text:p>63576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0955" calcext:value-type="float">
            <text:p>14095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93" calcext:value-type="float">
            <text:p>56793</text:p>
          </table:table-cell>
          <table:table-cell office:value-type="float" office:value="22.8" calcext:value-type="float">
            <text:p>22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09" calcext:value-type="float">
            <text:p>65209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3184" calcext:value-type="float">
            <text:p>15318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831" calcext:value-type="float">
            <text:p>46831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695" calcext:value-type="float">
            <text:p>113695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63276" calcext:value-type="float">
            <text:p>16327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90" calcext:value-type="float">
            <text:p>5909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85" calcext:value-type="float">
            <text:p>105585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7803" calcext:value-type="float">
            <text:p>147803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37" calcext:value-type="float">
            <text:p>42337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63" calcext:value-type="float">
            <text:p>64763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96357" calcext:value-type="float">
            <text:p>19635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52" calcext:value-type="float">
            <text:p>56752</text:p>
          </table:table-cell>
          <table:table-cell office:value-type="float" office:value="24" calcext:value-type="float">
            <text:p>24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45" calcext:value-type="float">
            <text:p>52745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60544" calcext:value-type="float">
            <text:p>160544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14" calcext:value-type="float">
            <text:p>54514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35" calcext:value-type="float">
            <text:p>64735</text:p>
          </table:table-cell>
          <table:table-cell office:value-type="float" office:value="23.8" calcext:value-type="float">
            <text:p>23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9256" calcext:value-type="float">
            <text:p>14925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02" calcext:value-type="float">
            <text:p>35002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12" calcext:value-type="float">
            <text:p>58912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16341" calcext:value-type="float">
            <text:p>11634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555" calcext:value-type="float">
            <text:p>36555</text:p>
          </table:table-cell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73" calcext:value-type="float">
            <text:p>91173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6064" calcext:value-type="float">
            <text:p>14606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46" calcext:value-type="float">
            <text:p>53246</text:p>
          </table:table-cell>
          <table:table-cell office:value-type="float" office:value="20.8" calcext:value-type="float">
            <text:p>20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379" calcext:value-type="float">
            <text:p>97379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69729" calcext:value-type="float">
            <text:p>16972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00" calcext:value-type="float">
            <text:p>39000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29" calcext:value-type="float">
            <text:p>68629</text:p>
          </table:table-cell>
          <table:table-cell office:value-type="float" office:value="18" calcext:value-type="float">
            <text:p>1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5032" calcext:value-type="float">
            <text:p>15503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452" calcext:value-type="float">
            <text:p>36452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56" calcext:value-type="float">
            <text:p>75556</text:p>
          </table:table-cell>
          <table:table-cell office:value-type="float" office:value="27" calcext:value-type="float">
            <text:p>2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7274" calcext:value-type="float">
            <text:p>13727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006" calcext:value-type="float">
            <text:p>66006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20" calcext:value-type="float">
            <text:p>55120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2767" calcext:value-type="float">
            <text:p>15276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46" calcext:value-type="float">
            <text:p>58046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351" calcext:value-type="float">
            <text:p>56351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203684" calcext:value-type="float">
            <text:p>203684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830" calcext:value-type="float">
            <text:p>47830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456" calcext:value-type="float">
            <text:p>99456</text:p>
          </table:table-cell>
          <table:table-cell office:value-type="float" office:value="24.8" calcext:value-type="float">
            <text:p>24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4712" calcext:value-type="float">
            <text:p>14471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930" calcext:value-type="float">
            <text:p>32930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058" calcext:value-type="float">
            <text:p>99058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6739" calcext:value-type="float">
            <text:p>14673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836" calcext:value-type="float">
            <text:p>64836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210" calcext:value-type="float">
            <text:p>132210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4939" calcext:value-type="float">
            <text:p>7493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86" calcext:value-type="float">
            <text:p>54386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2" calcext:value-type="float">
            <text:p>51682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4396" calcext:value-type="float">
            <text:p>15439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479" calcext:value-type="float">
            <text:p>34479</text:p>
          </table:table-cell>
          <table:table-cell office:value-type="float" office:value="19.8" calcext:value-type="float">
            <text:p>19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91" calcext:value-type="float">
            <text:p>98191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8123" calcext:value-type="float">
            <text:p>14812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08" calcext:value-type="float">
            <text:p>61108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895" calcext:value-type="float">
            <text:p>105895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7048" calcext:value-type="float">
            <text:p>147048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49" calcext:value-type="float">
            <text:p>56749</text:p>
          </table:table-cell>
          <table:table-cell office:value-type="float" office:value="19" calcext:value-type="float">
            <text:p>1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16" calcext:value-type="float">
            <text:p>48816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2766" calcext:value-type="float">
            <text:p>14276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15" calcext:value-type="float">
            <text:p>44815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60" calcext:value-type="float">
            <text:p>8346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2546" calcext:value-type="float">
            <text:p>142546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69" calcext:value-type="float">
            <text:p>58069</text:p>
          </table:table-cell>
          <table:table-cell office:value-type="float" office:value="17" calcext:value-type="float">
            <text:p>1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56" calcext:value-type="float">
            <text:p>85456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9686" calcext:value-type="float">
            <text:p>14968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599" calcext:value-type="float">
            <text:p>41599</text:p>
          </table:table-cell>
          <table:table-cell office:value-type="float" office:value="18" calcext:value-type="float">
            <text:p>1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51" calcext:value-type="float">
            <text:p>60451</text:p>
          </table:table-cell>
          <table:table-cell office:value-type="float" office:value="21.8" calcext:value-type="float">
            <text:p>21,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53594" calcext:value-type="float">
            <text:p>15359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39" calcext:value-type="float">
            <text:p>53439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045" calcext:value-type="float">
            <text:p>137045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224721" calcext:value-type="float">
            <text:p>224721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22" calcext:value-type="float">
            <text:p>54522</text:p>
          </table:table-cell>
          <table:table-cell office:value-type="float" office:value="20.8" calcext:value-type="float">
            <text:p>20,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24" calcext:value-type="float">
            <text:p>53724</text:p>
          </table:table-cell>
          <table:table-cell office:value-type="float" office:value="23" calcext:value-type="float">
            <text:p>2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5937" calcext:value-type="float">
            <text:p>13593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78" calcext:value-type="float">
            <text:p>61478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68" calcext:value-type="float">
            <text:p>97568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45387" calcext:value-type="float">
            <text:p>145387</text:p>
          </table:table-cell>
          <table:table-cell office:value-type="float" office:value="32.7" calcext:value-type="float">
            <text:p>32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15" calcext:value-type="float">
            <text:p>59815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679" calcext:value-type="float">
            <text:p>100679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7400" calcext:value-type="float">
            <text:p>15740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42" calcext:value-type="float">
            <text:p>5824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06" calcext:value-type="float">
            <text:p>58606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2765" calcext:value-type="float">
            <text:p>15276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94" calcext:value-type="float">
            <text:p>50194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523" calcext:value-type="float">
            <text:p>105523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3952" calcext:value-type="float">
            <text:p>15395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63" calcext:value-type="float">
            <text:p>6516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831" calcext:value-type="float">
            <text:p>96831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7537" calcext:value-type="float">
            <text:p>13753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885" calcext:value-type="float">
            <text:p>36885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450" calcext:value-type="float">
            <text:p>141450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6966" calcext:value-type="float">
            <text:p>14696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74" calcext:value-type="float">
            <text:p>38074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58" calcext:value-type="float">
            <text:p>98158</text:p>
          </table:table-cell>
          <table:table-cell office:value-type="float" office:value="20.8" calcext:value-type="float">
            <text:p>20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9556" calcext:value-type="float">
            <text:p>149556</text:p>
          </table:table-cell>
          <table:table-cell office:value-type="float" office:value="51" calcext:value-type="float">
            <text:p>5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053" calcext:value-type="float">
            <text:p>26053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497" calcext:value-type="float">
            <text:p>100497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9516" calcext:value-type="float">
            <text:p>14951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47" calcext:value-type="float">
            <text:p>37247</text:p>
          </table:table-cell>
          <table:table-cell office:value-type="float" office:value="17.8" calcext:value-type="float">
            <text:p>17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63" calcext:value-type="float">
            <text:p>55663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1413" calcext:value-type="float">
            <text:p>151413</text:p>
          </table:table-cell>
          <table:table-cell office:value-type="float" office:value="48.5" calcext:value-type="float">
            <text:p>48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93" calcext:value-type="float">
            <text:p>6199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212" calcext:value-type="float">
            <text:p>107212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9551" calcext:value-type="float">
            <text:p>14955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042" calcext:value-type="float">
            <text:p>34042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083" calcext:value-type="float">
            <text:p>87083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3492" calcext:value-type="float">
            <text:p>15349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641" calcext:value-type="float">
            <text:p>39641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949" calcext:value-type="float">
            <text:p>100949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919" calcext:value-type="float">
            <text:p>15091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85" calcext:value-type="float">
            <text:p>64185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95" calcext:value-type="float">
            <text:p>52595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4407" calcext:value-type="float">
            <text:p>154407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534" calcext:value-type="float">
            <text:p>42534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583" calcext:value-type="float">
            <text:p>91583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3908" calcext:value-type="float">
            <text:p>143908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10" calcext:value-type="float">
            <text:p>50810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float" office:value="22.8" calcext:value-type="float">
            <text:p>22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2012" calcext:value-type="float">
            <text:p>14201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57" calcext:value-type="float">
            <text:p>34857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227" calcext:value-type="float">
            <text:p>97227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306" calcext:value-type="float">
            <text:p>14730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176" calcext:value-type="float">
            <text:p>64176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155" calcext:value-type="float">
            <text:p>86155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264" calcext:value-type="float">
            <text:p>150264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04" calcext:value-type="float">
            <text:p>56404</text:p>
          </table:table-cell>
          <table:table-cell office:value-type="float" office:value="21.8" calcext:value-type="float">
            <text:p>21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72" calcext:value-type="float">
            <text:p>51172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2561" calcext:value-type="float">
            <text:p>15256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000" calcext:value-type="float">
            <text:p>86000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38" calcext:value-type="float">
            <text:p>38738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7061" calcext:value-type="float">
            <text:p>13706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239" calcext:value-type="float">
            <text:p>46239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447" calcext:value-type="float">
            <text:p>106447</text:p>
          </table:table-cell>
          <table:table-cell office:value-type="float" office:value="26" calcext:value-type="float">
            <text:p>2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4668" calcext:value-type="float">
            <text:p>154668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990" calcext:value-type="float">
            <text:p>49990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26" calcext:value-type="float">
            <text:p>82026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5307" calcext:value-type="float">
            <text:p>15530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16" calcext:value-type="float">
            <text:p>27416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11" calcext:value-type="float">
            <text:p>55711</text:p>
          </table:table-cell>
          <table:table-cell office:value-type="float" office:value="34" calcext:value-type="float">
            <text:p>3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462" calcext:value-type="float">
            <text:p>147462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252" calcext:value-type="float">
            <text:p>5525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36" calcext:value-type="float">
            <text:p>57436</text:p>
          </table:table-cell>
          <table:table-cell office:value-type="float" office:value="21.8" calcext:value-type="float">
            <text:p>21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3347" calcext:value-type="float">
            <text:p>153347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86" calcext:value-type="float">
            <text:p>48886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53" calcext:value-type="float">
            <text:p>84153</text:p>
          </table:table-cell>
          <table:table-cell office:value-type="float" office:value="21" calcext:value-type="float">
            <text:p>2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5477" calcext:value-type="float">
            <text:p>135477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68" calcext:value-type="float">
            <text:p>35368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42" calcext:value-type="float">
            <text:p>72442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171" calcext:value-type="float">
            <text:p>15017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31" calcext:value-type="float">
            <text:p>63131</text:p>
          </table:table-cell>
          <table:table-cell office:value-type="float" office:value="19" calcext:value-type="float">
            <text:p>1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36" calcext:value-type="float">
            <text:p>5483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771" calcext:value-type="float">
            <text:p>147771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88" calcext:value-type="float">
            <text:p>35788</text:p>
          </table:table-cell>
          <table:table-cell office:value-type="float" office:value="17.8" calcext:value-type="float">
            <text:p>17,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11" calcext:value-type="float">
            <text:p>74411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0766" calcext:value-type="float">
            <text:p>15076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51" calcext:value-type="float">
            <text:p>39451</text:p>
          </table:table-cell>
          <table:table-cell office:value-type="float" office:value="18" calcext:value-type="float">
            <text:p>1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83" calcext:value-type="float">
            <text:p>49983</text:p>
          </table:table-cell>
          <table:table-cell office:value-type="float" office:value="23" calcext:value-type="float">
            <text:p>2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5021" calcext:value-type="float">
            <text:p>14502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23" calcext:value-type="float">
            <text:p>66123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703" calcext:value-type="float">
            <text:p>50703</text:p>
          </table:table-cell>
          <table:table-cell office:value-type="float" office:value="18" calcext:value-type="float">
            <text:p>1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1489" calcext:value-type="float">
            <text:p>15148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53" calcext:value-type="float">
            <text:p>61553</text:p>
          </table:table-cell>
          <table:table-cell office:value-type="float" office:value="20" calcext:value-type="float">
            <text:p>2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24" calcext:value-type="float">
            <text:p>58024</text:p>
          </table:table-cell>
          <table:table-cell office:value-type="float" office:value="19" calcext:value-type="float">
            <text:p>1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9983" calcext:value-type="float">
            <text:p>15998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78" calcext:value-type="float">
            <text:p>35278</text:p>
          </table:table-cell>
          <table:table-cell office:value-type="float" office:value="24" calcext:value-type="float">
            <text:p>2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33" calcext:value-type="float">
            <text:p>91733</text:p>
          </table:table-cell>
          <table:table-cell office:value-type="float" office:value="23.8" calcext:value-type="float">
            <text:p>23,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7906" calcext:value-type="float">
            <text:p>14790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80" calcext:value-type="float">
            <text:p>68380</text:p>
          </table:table-cell>
          <table:table-cell office:value-type="float" office:value="21" calcext:value-type="float">
            <text:p>2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39" calcext:value-type="float">
            <text:p>80839</text:p>
          </table:table-cell>
          <table:table-cell office:value-type="float" office:value="25" calcext:value-type="float">
            <text:p>2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54396" calcext:value-type="float">
            <text:p>154396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43" calcext:value-type="float">
            <text:p>39543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33" calcext:value-type="float">
            <text:p>42333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6883" calcext:value-type="float">
            <text:p>15688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70" calcext:value-type="float">
            <text:p>57270</text:p>
          </table:table-cell>
          <table:table-cell office:value-type="float" office:value="31" calcext:value-type="float">
            <text:p>3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80" calcext:value-type="float">
            <text:p>78480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6919" calcext:value-type="float">
            <text:p>14691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15" calcext:value-type="float">
            <text:p>68215</text:p>
          </table:table-cell>
          <table:table-cell office:value-type="float" office:value="24.8" calcext:value-type="float">
            <text:p>24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4" calcext:value-type="float">
            <text:p>49394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15732" calcext:value-type="float">
            <text:p>115732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94" calcext:value-type="float">
            <text:p>46394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81" calcext:value-type="float">
            <text:p>6048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1869" calcext:value-type="float">
            <text:p>151869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53" calcext:value-type="float">
            <text:p>54153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93" calcext:value-type="float">
            <text:p>53493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3847" calcext:value-type="float">
            <text:p>15384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764" calcext:value-type="float">
            <text:p>55764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45" calcext:value-type="float">
            <text:p>74745</text:p>
          </table:table-cell>
          <table:table-cell office:value-type="float" office:value="18" calcext:value-type="float">
            <text:p>1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5671" calcext:value-type="float">
            <text:p>14567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92" calcext:value-type="float">
            <text:p>32592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228" calcext:value-type="float">
            <text:p>52228</text:p>
          </table:table-cell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9451" calcext:value-type="float">
            <text:p>14945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480" calcext:value-type="float">
            <text:p>37480</text:p>
          </table:table-cell>
          <table:table-cell office:value-type="float" office:value="23" calcext:value-type="float">
            <text:p>23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24" calcext:value-type="float">
            <text:p>59824</text:p>
          </table:table-cell>
          <table:table-cell office:value-type="float" office:value="24.8" calcext:value-type="float">
            <text:p>24,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8076" calcext:value-type="float">
            <text:p>158076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852" calcext:value-type="float">
            <text:p>64852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21" calcext:value-type="float">
            <text:p>80621</text:p>
          </table:table-cell>
          <table:table-cell office:value-type="float" office:value="25" calcext:value-type="float">
            <text:p>2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65829" calcext:value-type="float">
            <text:p>165829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42" calcext:value-type="float">
            <text:p>5834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60" calcext:value-type="float">
            <text:p>57160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8022" calcext:value-type="float">
            <text:p>15802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71" calcext:value-type="float">
            <text:p>60471</text:p>
          </table:table-cell>
          <table:table-cell office:value-type="float" office:value="22" calcext:value-type="float">
            <text:p>2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81" calcext:value-type="float">
            <text:p>54581</text:p>
          </table:table-cell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45304" calcext:value-type="float">
            <text:p>14530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63" calcext:value-type="float">
            <text:p>54463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31" calcext:value-type="float">
            <text:p>79431</text:p>
          </table:table-cell>
          <table:table-cell office:value-type="float" office:value="26" calcext:value-type="float">
            <text:p>2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154150" calcext:value-type="float">
            <text:p>15415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65" calcext:value-type="float">
            <text:p>36065</text:p>
          </table:table-cell>
          <table:table-cell office:value-type="float" office:value="21.8" calcext:value-type="float">
            <text:p>21,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31" calcext:value-type="float">
            <text:p>64231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211197" calcext:value-type="float">
            <text:p>21119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581" calcext:value-type="float">
            <text:p>45581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49951.07" calcext:value-type="float">
            <text:p>249951,07</text:p>
          </table:table-cell>
          <table:table-cell table:formula="of:=AVERAGE([.C236:.C335])" office:value-type="float" office:value="24.393" calcext:value-type="float">
            <text:p>24,393</text:p>
          </table:table-cell>
          <table:table-cell table:formula="of:=AVERAGE([.D236:.D335])" office:value-type="float" office:value="5.08999999999999" calcext:value-type="float">
            <text:p>5,08999999999999</text:p>
          </table:table-cell>
          <table:table-cell table:number-columns-repeated="2"/>
          <table:table-cell table:formula="of:=AVERAGE([.G236:.G335])" office:value-type="float" office:value="152470.58" calcext:value-type="float">
            <text:p>152470,58</text:p>
          </table:table-cell>
          <table:table-cell table:formula="of:=AVERAGE([.H236:.H335])" office:value-type="float" office:value="42.675" calcext:value-type="float">
            <text:p>42,675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190597.51" calcext:value-type="float">
            <text:p>190597,51</text:p>
          </table:table-cell>
          <table:table-cell table:formula="of:=AVERAGE([.M236:.M335])" office:value-type="float" office:value="22.538" calcext:value-type="float">
            <text:p>22,538</text:p>
          </table:table-cell>
          <table:table-cell table:formula="of:=AVERAGE([.N236:.N335])" office:value-type="float" office:value="7.75500000000001" calcext:value-type="float">
            <text:p>7,755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702059.77684466" calcext:value-type="float">
            <text:p>1702059,77684466</text:p>
          </table:table-cell>
          <table:table-cell table:formula="of:=STDEVP([.C236:.C335])" office:value-type="float" office:value="8.48457724344589" calcext:value-type="float">
            <text:p>8,48457724344589</text:p>
          </table:table-cell>
          <table:table-cell table:formula="of:=STDEVP([.D236:.D335])" office:value-type="float" office:value="0.952522965602407" calcext:value-type="float">
            <text:p>0,952522965602407</text:p>
          </table:table-cell>
          <table:table-cell table:number-columns-repeated="2"/>
          <table:table-cell table:formula="of:=STDEVP([.G236:.G335])" office:value-type="float" office:value="27521.5720518215" calcext:value-type="float">
            <text:p>27521,5720518215</text:p>
          </table:table-cell>
          <table:table-cell table:formula="of:=STDEVP([.H236:.H335])" office:value-type="float" office:value="3.6690973004269" calcext:value-type="float">
            <text:p>3,6690973004269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1319441.0541381" calcext:value-type="float">
            <text:p>1319441,0541381</text:p>
          </table:table-cell>
          <table:table-cell table:formula="of:=STDEVP([.M236:.M335])" office:value-type="float" office:value="13.5188296830754" calcext:value-type="float">
            <text:p>13,5188296830754</text:p>
          </table:table-cell>
          <table:table-cell table:formula="of:=STDEVP([.N236:.N335])" office:value-type="float" office:value="1.29370591712337" calcext:value-type="float">
            <text:p>1,29370591712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78684" calcext:value-type="float">
            <text:p>78684</text:p>
          </table:table-cell>
          <table:table-cell table:formula="of:=MEDIAN([.C236:.C335])" office:value-type="float" office:value="23.9" calcext:value-type="float">
            <text:p>23,9</text:p>
          </table:table-cell>
          <table:table-cell table:formula="of:=MEDIAN([.D236:.D335])" office:value-type="float" office:value="5.4" calcext:value-type="float">
            <text:p>5,4</text:p>
          </table:table-cell>
          <table:table-cell table:number-columns-repeated="2"/>
          <table:table-cell table:formula="of:=MEDIAN([.G236:.G335])" office:value-type="float" office:value="149928.5" calcext:value-type="float">
            <text:p>149928,5</text:p>
          </table:table-cell>
          <table:table-cell table:formula="of:=MEDIAN([.H236:.H335])" office:value-type="float" office:value="43" calcext:value-type="float">
            <text:p>43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6576.5" calcext:value-type="float">
            <text:p>56576,5</text:p>
          </table:table-cell>
          <table:table-cell table:formula="of:=MEDIAN([.M236:.M335])" office:value-type="float" office:value="21" calcext:value-type="float">
            <text:p>21</text:p>
          </table:table-cell>
          <table:table-cell table:formula="of:=MEDIAN([.N236:.N335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424502.28" calcext:value-type="float">
            <text:p>424502,28</text:p>
          </table:table-cell>
          <table:table-cell table:formula="of:=AVERAGE([.C236:.C285])" office:value-type="float" office:value="26.09" calcext:value-type="float">
            <text:p>26,09</text:p>
          </table:table-cell>
          <table:table-cell table:formula="of:=AVERAGE([.D236:.D285])" office:value-type="float" office:value="4.794" calcext:value-type="float">
            <text:p>4,794</text:p>
          </table:table-cell>
          <table:table-cell table:number-columns-repeated="2"/>
          <table:table-cell table:formula="of:=AVERAGE([.G236:.G285])" office:value-type="float" office:value="152957.74" calcext:value-type="float">
            <text:p>152957,74</text:p>
          </table:table-cell>
          <table:table-cell table:formula="of:=AVERAGE([.H236:.H285])" office:value-type="float" office:value="41.618" calcext:value-type="float">
            <text:p>41,618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330805.78" calcext:value-type="float">
            <text:p>330805,78</text:p>
          </table:table-cell>
          <table:table-cell table:formula="of:=AVERAGE([.M236:.M285])" office:value-type="float" office:value="24.68" calcext:value-type="float">
            <text:p>24,68</text:p>
          </table:table-cell>
          <table:table-cell table:formula="of:=AVERAGE([.N236:.N285])" office:value-type="float" office:value="7.32200000000001" calcext:value-type="float">
            <text:p>7,322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75399.86" calcext:value-type="float">
            <text:p>75399,86</text:p>
          </table:table-cell>
          <table:table-cell table:formula="of:=AVERAGE([.C286:.C335])" office:value-type="float" office:value="22.696" calcext:value-type="float">
            <text:p>22,696</text:p>
          </table:table-cell>
          <table:table-cell table:formula="of:=AVERAGE([.D286:.D335])" office:value-type="float" office:value="5.386" calcext:value-type="float">
            <text:p>5,386</text:p>
          </table:table-cell>
          <table:table-cell table:number-columns-repeated="2"/>
          <table:table-cell table:formula="of:=AVERAGE([.G286:.G335])" office:value-type="float" office:value="151983.42" calcext:value-type="float">
            <text:p>151983,42</text:p>
          </table:table-cell>
          <table:table-cell table:formula="of:=AVERAGE([.H286:.H335])" office:value-type="float" office:value="43.732" calcext:value-type="float">
            <text:p>43,732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50389.24" calcext:value-type="float">
            <text:p>50389,24</text:p>
          </table:table-cell>
          <table:table-cell table:formula="of:=AVERAGE([.M286:.M335])" office:value-type="float" office:value="20.396" calcext:value-type="float">
            <text:p>20,396</text:p>
          </table:table-cell>
          <table:table-cell table:formula="of:=AVERAGE([.N286:.N335])" office:value-type="float" office:value="8.188" calcext:value-type="float">
            <text:p>8,1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23273.5488501518" calcext:value-type="float">
            <text:p>23273,5488501518</text:p>
          </table:table-cell>
          <table:table-cell table:formula="of:=STDEVP([.C286:.C335])" office:value-type="float" office:value="3.09844864407981" calcext:value-type="float">
            <text:p>3,09844864407981</text:p>
          </table:table-cell>
          <table:table-cell table:formula="of:=STDEVP([.D286:.D335])" office:value-type="float" office:value="0.0600333240792146" calcext:value-type="float">
            <text:p>0,060033324079215</text:p>
          </table:table-cell>
          <table:table-cell table:number-columns-repeated="2"/>
          <table:table-cell table:formula="of:=STDEVP([.G286:.G335])" office:value-type="float" office:value="15557.3005127368" calcext:value-type="float">
            <text:p>15557,3005127368</text:p>
          </table:table-cell>
          <table:table-cell table:formula="of:=STDEVP([.H286:.H335])" office:value-type="float" office:value="3.97791100956268" calcext:value-type="float">
            <text:p>3,97791100956268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2742.7128690244" calcext:value-type="float">
            <text:p>12742,7128690244</text:p>
          </table:table-cell>
          <table:table-cell table:formula="of:=STDEVP([.M286:.M335])" office:value-type="float" office:value="2.27595782034729" calcext:value-type="float">
            <text:p>2,27595782034729</text:p>
          </table:table-cell>
          <table:table-cell table:formula="of:=STDEVP([.N286:.N335])" office:value-type="float" office:value="0.0515363949069006" calcext:value-type="float">
            <text:p>0,0515363949069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9445.5" calcext:value-type="float">
            <text:p>79445,5</text:p>
          </table:table-cell>
          <table:table-cell table:formula="of:=MEDIAN([.C236:.C285])" office:value-type="float" office:value="24" calcext:value-type="float">
            <text:p>24</text:p>
          </table:table-cell>
          <table:table-cell table:formula="of:=MEDIAN([.D236:.D285])" office:value-type="float" office:value="5.5" calcext:value-type="float">
            <text:p>5,5</text:p>
          </table:table-cell>
          <table:table-cell table:number-columns-repeated="2"/>
          <table:table-cell table:formula="of:=MEDIAN([.G236:.G285])" office:value-type="float" office:value="149141.5" calcext:value-type="float">
            <text:p>149141,5</text:p>
          </table:table-cell>
          <table:table-cell table:formula="of:=MEDIAN([.H236:.H285])" office:value-type="float" office:value="42" calcext:value-type="float">
            <text:p>42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59575" calcext:value-type="float">
            <text:p>59575</text:p>
          </table:table-cell>
          <table:table-cell table:formula="of:=MEDIAN([.M236:.M285])" office:value-type="float" office:value="21" calcext:value-type="float">
            <text:p>21</text:p>
          </table:table-cell>
          <table:table-cell table:formula="of:=MEDIAN([.N236:.N285])"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74578" calcext:value-type="float">
            <text:p>74578</text:p>
          </table:table-cell>
          <table:table-cell table:formula="of:=MEDIAN([.C286:.C335])" office:value-type="float" office:value="23" calcext:value-type="float">
            <text:p>23</text:p>
          </table:table-cell>
          <table:table-cell table:formula="of:=MEDIAN([.D286:.D335])" office:value-type="float" office:value="5.4" calcext:value-type="float">
            <text:p>5,4</text:p>
          </table:table-cell>
          <table:table-cell table:number-columns-repeated="2"/>
          <table:table-cell table:formula="of:=MEDIAN([.G286:.G335])" office:value-type="float" office:value="150515" calcext:value-type="float">
            <text:p>150515</text:p>
          </table:table-cell>
          <table:table-cell table:formula="of:=MEDIAN([.H286:.H335])" office:value-type="float" office:value="44.5" calcext:value-type="float">
            <text:p>44,5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2124.5" calcext:value-type="float">
            <text:p>52124,5</text:p>
          </table:table-cell>
          <table:table-cell table:formula="of:=MEDIAN([.M286:.M335])" office:value-type="float" office:value="20" calcext:value-type="float">
            <text:p>20</text:p>
          </table:table-cell>
          <table:table-cell table:formula="of:=MEDIAN([.N286:.N335])" office:value-type="float" office:value="8.2" calcext:value-type="float">
            <text:p>8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935803" calcext:value-type="float">
            <text:p>18935803</text:p>
          </table:table-cell>
          <table:table-cell office:value-type="float" office:value="106.2" calcext:value-type="float">
            <text:p>106,2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69285" calcext:value-type="float">
            <text:p>169285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1351649" calcext:value-type="float">
            <text:p>21351649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191" calcext:value-type="float">
            <text:p>222191</text:p>
          </table:table-cell>
          <table:table-cell office:value-type="float" office:value="104" calcext:value-type="float">
            <text:p>10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0734" calcext:value-type="float">
            <text:p>100734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7546" calcext:value-type="float">
            <text:p>147546</text:p>
          </table:table-cell>
          <table:table-cell office:value-type="float" office:value="54.5" calcext:value-type="float">
            <text:p>54,5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25" calcext:value-type="float">
            <text:p>85325</text:p>
          </table:table-cell>
          <table:table-cell office:value-type="float" office:value="75" calcext:value-type="float">
            <text:p>7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598" calcext:value-type="float">
            <text:p>146598</text:p>
          </table:table-cell>
          <table:table-cell office:value-type="float" office:value="74.3" calcext:value-type="float">
            <text:p>74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96" calcext:value-type="float">
            <text:p>84796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7" calcext:value-type="float">
            <text:p>83517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181" calcext:value-type="float">
            <text:p>106181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181" calcext:value-type="float">
            <text:p>76181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81" calcext:value-type="float">
            <text:p>61781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8428" calcext:value-type="float">
            <text:p>118428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004" calcext:value-type="float">
            <text:p>81004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938" calcext:value-type="float">
            <text:p>5593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2150" calcext:value-type="float">
            <text:p>102150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647" calcext:value-type="float">
            <text:p>96647</text:p>
          </table:table-cell>
          <table:table-cell office:value-type="float" office:value="49" calcext:value-type="float">
            <text:p>4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95" calcext:value-type="float">
            <text:p>73395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0080" calcext:value-type="float">
            <text:p>15008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66" calcext:value-type="float">
            <text:p>6696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45" calcext:value-type="float">
            <text:p>62345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235968" calcext:value-type="float">
            <text:p>23596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009" calcext:value-type="float">
            <text:p>86009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136" calcext:value-type="float">
            <text:p>92136</text:p>
          </table:table-cell>
          <table:table-cell office:value-type="float" office:value="47.5" calcext:value-type="float">
            <text:p>47,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7719" calcext:value-type="float">
            <text:p>107719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838" calcext:value-type="float">
            <text:p>7783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17" calcext:value-type="float">
            <text:p>54617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883" calcext:value-type="float">
            <text:p>14788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38" calcext:value-type="float">
            <text:p>51438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98" calcext:value-type="float">
            <text:p>55598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097" calcext:value-type="float">
            <text:p>148097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364" calcext:value-type="float">
            <text:p>8736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73" calcext:value-type="float">
            <text:p>55373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9377" calcext:value-type="float">
            <text:p>109377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47" calcext:value-type="float">
            <text:p>60347</text:p>
          </table:table-cell>
          <table:table-cell office:value-type="float" office:value="36.6" calcext:value-type="float">
            <text:p>36,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15" calcext:value-type="float">
            <text:p>70315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3704" calcext:value-type="float">
            <text:p>1537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115" calcext:value-type="float">
            <text:p>87115</text:p>
          </table:table-cell>
          <table:table-cell office:value-type="float" office:value="50" calcext:value-type="float">
            <text:p>5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60" calcext:value-type="float">
            <text:p>56160</text:p>
          </table:table-cell>
          <table:table-cell office:value-type="float" office:value="62" calcext:value-type="float">
            <text:p>6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740" calcext:value-type="float">
            <text:p>138740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84" calcext:value-type="float">
            <text:p>66384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70" calcext:value-type="float">
            <text:p>74070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203386" calcext:value-type="float">
            <text:p>2033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59" calcext:value-type="float">
            <text:p>67359</text:p>
          </table:table-cell>
          <table:table-cell office:value-type="float" office:value="39" calcext:value-type="float">
            <text:p>3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877" calcext:value-type="float">
            <text:p>11687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5930" calcext:value-type="float">
            <text:p>135930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990" calcext:value-type="float">
            <text:p>70990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80" calcext:value-type="float">
            <text:p>59680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7630" calcext:value-type="float">
            <text:p>137630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47" calcext:value-type="float">
            <text:p>58547</text:p>
          </table:table-cell>
          <table:table-cell office:value-type="float" office:value="38" calcext:value-type="float">
            <text:p>3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0" calcext:value-type="float">
            <text:p>4773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7967" calcext:value-type="float">
            <text:p>67967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60" calcext:value-type="float">
            <text:p>48060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05" calcext:value-type="float">
            <text:p>74805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0386" calcext:value-type="float">
            <text:p>130386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730" calcext:value-type="float">
            <text:p>46730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12" calcext:value-type="float">
            <text:p>6161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2223" calcext:value-type="float">
            <text:p>92223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99" calcext:value-type="float">
            <text:p>51999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90" calcext:value-type="float">
            <text:p>4639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360" calcext:value-type="float">
            <text:p>147360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09" calcext:value-type="float">
            <text:p>64709</text:p>
          </table:table-cell>
          <table:table-cell office:value-type="float" office:value="41.6" calcext:value-type="float">
            <text:p>41,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02" calcext:value-type="float">
            <text:p>50602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2747" calcext:value-type="float">
            <text:p>8274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47" calcext:value-type="float">
            <text:p>57247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61" calcext:value-type="float">
            <text:p>63761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0050" calcext:value-type="float">
            <text:p>80050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01" calcext:value-type="float">
            <text:p>37001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21" calcext:value-type="float">
            <text:p>71321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76243" calcext:value-type="float">
            <text:p>1762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62" calcext:value-type="float">
            <text:p>57062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68" calcext:value-type="float">
            <text:p>51668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442" calcext:value-type="float">
            <text:p>138442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46" calcext:value-type="float">
            <text:p>63646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34" calcext:value-type="float">
            <text:p>8123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452" calcext:value-type="float">
            <text:p>1474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69" calcext:value-type="float">
            <text:p>58669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03" calcext:value-type="float">
            <text:p>45803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1430" calcext:value-type="float">
            <text:p>131430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88" calcext:value-type="float">
            <text:p>31288</text:p>
          </table:table-cell>
          <table:table-cell office:value-type="float" office:value="37" calcext:value-type="float">
            <text:p>3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11" calcext:value-type="float">
            <text:p>8161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214" calcext:value-type="float">
            <text:p>142214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70" calcext:value-type="float">
            <text:p>59570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45" calcext:value-type="float">
            <text:p>7244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879" calcext:value-type="float">
            <text:p>97879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10" calcext:value-type="float">
            <text:p>39410</text:p>
          </table:table-cell>
          <table:table-cell office:value-type="float" office:value="43.6" calcext:value-type="float">
            <text:p>43,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25" calcext:value-type="float">
            <text:p>87225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6486" calcext:value-type="float">
            <text:p>66486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72" calcext:value-type="float">
            <text:p>40272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14" calcext:value-type="float">
            <text:p>7211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4784" calcext:value-type="float">
            <text:p>14478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246" calcext:value-type="float">
            <text:p>48246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27" calcext:value-type="float">
            <text:p>49227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5785" calcext:value-type="float">
            <text:p>105785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82" calcext:value-type="float">
            <text:p>61382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17" calcext:value-type="float">
            <text:p>64017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71428" calcext:value-type="float">
            <text:p>7142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95" calcext:value-type="float">
            <text:p>53895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78" calcext:value-type="float">
            <text:p>58478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327" calcext:value-type="float">
            <text:p>133327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949" calcext:value-type="float">
            <text:p>39949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90" calcext:value-type="float">
            <text:p>40390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7940" calcext:value-type="float">
            <text:p>137940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205" calcext:value-type="float">
            <text:p>26205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69" calcext:value-type="float">
            <text:p>52869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6269" calcext:value-type="float">
            <text:p>11626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126" calcext:value-type="float">
            <text:p>26126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54" calcext:value-type="float">
            <text:p>51054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3241" calcext:value-type="float">
            <text:p>12324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67" calcext:value-type="float">
            <text:p>30967</text:p>
          </table:table-cell>
          <table:table-cell office:value-type="float" office:value="35" calcext:value-type="float">
            <text:p>3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25" calcext:value-type="float">
            <text:p>6162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2568" calcext:value-type="float">
            <text:p>122568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244" calcext:value-type="float">
            <text:p>30244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82" calcext:value-type="float">
            <text:p>62982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3722" calcext:value-type="float">
            <text:p>83722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066" calcext:value-type="float">
            <text:p>40066</text:p>
          </table:table-cell>
          <table:table-cell office:value-type="float" office:value="39.6" calcext:value-type="float">
            <text:p>39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64" calcext:value-type="float">
            <text:p>63664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9877" calcext:value-type="float">
            <text:p>69877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37" calcext:value-type="float">
            <text:p>58337</text:p>
          </table:table-cell>
          <table:table-cell office:value-type="float" office:value="32" calcext:value-type="float">
            <text:p>3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01" calcext:value-type="float">
            <text:p>53901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1941" calcext:value-type="float">
            <text:p>81941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68" calcext:value-type="float">
            <text:p>30668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95" calcext:value-type="float">
            <text:p>42595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1863" calcext:value-type="float">
            <text:p>141863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81" calcext:value-type="float">
            <text:p>55181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42" calcext:value-type="float">
            <text:p>41642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426030" calcext:value-type="float">
            <text:p>426030</text:p>
          </table:table-cell>
          <table:table-cell office:value-type="float" office:value="89.1" calcext:value-type="float">
            <text:p>89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71" calcext:value-type="float">
            <text:p>4877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48" calcext:value-type="float">
            <text:p>53048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8676" calcext:value-type="float">
            <text:p>128676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43" calcext:value-type="float">
            <text:p>72743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37" calcext:value-type="float">
            <text:p>63737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086" calcext:value-type="float">
            <text:p>113086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914" calcext:value-type="float">
            <text:p>56914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70" calcext:value-type="float">
            <text:p>63670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9481" calcext:value-type="float">
            <text:p>11948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101" calcext:value-type="float">
            <text:p>56101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5" calcext:value-type="float">
            <text:p>58215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164" calcext:value-type="float">
            <text:p>109164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00" calcext:value-type="float">
            <text:p>66700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54" calcext:value-type="float">
            <text:p>6575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1221" calcext:value-type="float">
            <text:p>91221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24" calcext:value-type="float">
            <text:p>35224</text:p>
          </table:table-cell>
          <table:table-cell office:value-type="float" office:value="39.6" calcext:value-type="float">
            <text:p>39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23" calcext:value-type="float">
            <text:p>67723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7314" calcext:value-type="float">
            <text:p>11731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26" calcext:value-type="float">
            <text:p>31226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60" calcext:value-type="float">
            <text:p>32960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8965" calcext:value-type="float">
            <text:p>108965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106" calcext:value-type="float">
            <text:p>44106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31" calcext:value-type="float">
            <text:p>6223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5058" calcext:value-type="float">
            <text:p>115058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00" calcext:value-type="float">
            <text:p>48800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94" calcext:value-type="float">
            <text:p>64994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4819" calcext:value-type="float">
            <text:p>84819</text:p>
          </table:table-cell>
          <table:table-cell office:value-type="float" office:value="66.3" calcext:value-type="float">
            <text:p>66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5289" calcext:value-type="float">
            <text:p>2495289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81" calcext:value-type="float">
            <text:p>68581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5883" calcext:value-type="float">
            <text:p>95883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27" calcext:value-type="float">
            <text:p>58727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44" calcext:value-type="float">
            <text:p>7234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68289" calcext:value-type="float">
            <text:p>6828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57" calcext:value-type="float">
            <text:p>62057</text:p>
          </table:table-cell>
          <table:table-cell office:value-type="float" office:value="46.5" calcext:value-type="float">
            <text:p>46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87" calcext:value-type="float">
            <text:p>81487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630" calcext:value-type="float">
            <text:p>109630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191" calcext:value-type="float">
            <text:p>75191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23" calcext:value-type="float">
            <text:p>87523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5653" calcext:value-type="float">
            <text:p>125653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95" calcext:value-type="float">
            <text:p>28995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45" calcext:value-type="float">
            <text:p>7464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4618" calcext:value-type="float">
            <text:p>134618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84" calcext:value-type="float">
            <text:p>35784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05" calcext:value-type="float">
            <text:p>69805</text:p>
          </table:table-cell>
          <table:table-cell office:value-type="float" office:value="41.6" calcext:value-type="float">
            <text:p>41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3646" calcext:value-type="float">
            <text:p>103646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86" calcext:value-type="float">
            <text:p>43786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02" calcext:value-type="float">
            <text:p>6410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0109" calcext:value-type="float">
            <text:p>110109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83" calcext:value-type="float">
            <text:p>56683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49" calcext:value-type="float">
            <text:p>72349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9064" calcext:value-type="float">
            <text:p>139064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98" calcext:value-type="float">
            <text:p>40498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5" calcext:value-type="float">
            <text:p>7035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9895" calcext:value-type="float">
            <text:p>12989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926" calcext:value-type="float">
            <text:p>36926</text:p>
          </table:table-cell>
          <table:table-cell office:value-type="float" office:value="33.7" calcext:value-type="float">
            <text:p>33,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84" calcext:value-type="float">
            <text:p>6988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2228" calcext:value-type="float">
            <text:p>132228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82" calcext:value-type="float">
            <text:p>32882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48" calcext:value-type="float">
            <text:p>47848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7488" calcext:value-type="float">
            <text:p>12748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74" calcext:value-type="float">
            <text:p>38874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02" calcext:value-type="float">
            <text:p>38002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9615" calcext:value-type="float">
            <text:p>14961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92" calcext:value-type="float">
            <text:p>62692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86" calcext:value-type="float">
            <text:p>67286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5393" calcext:value-type="float">
            <text:p>14539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13" calcext:value-type="float">
            <text:p>40713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366" calcext:value-type="float">
            <text:p>52366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2920" calcext:value-type="float">
            <text:p>12292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723" calcext:value-type="float">
            <text:p>50723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88" calcext:value-type="float">
            <text:p>6368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3822" calcext:value-type="float">
            <text:p>133822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08" calcext:value-type="float">
            <text:p>51208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51" calcext:value-type="float">
            <text:p>62551</text:p>
          </table:table-cell>
          <table:table-cell office:value-type="float" office:value="47.5" calcext:value-type="float">
            <text:p>47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0048" calcext:value-type="float">
            <text:p>100048</text:p>
          </table:table-cell>
          <table:table-cell office:value-type="float" office:value="77.2" calcext:value-type="float">
            <text:p>77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54" calcext:value-type="float">
            <text:p>49354</text:p>
          </table:table-cell>
          <table:table-cell office:value-type="float" office:value="40" calcext:value-type="float">
            <text:p>4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48" calcext:value-type="float">
            <text:p>55248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5153" calcext:value-type="float">
            <text:p>95153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109" calcext:value-type="float">
            <text:p>34109</text:p>
          </table:table-cell>
          <table:table-cell office:value-type="float" office:value="35.6" calcext:value-type="float">
            <text:p>35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50" calcext:value-type="float">
            <text:p>34650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1346" calcext:value-type="float">
            <text:p>101346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48" calcext:value-type="float">
            <text:p>68448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54" calcext:value-type="float">
            <text:p>72954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71222" calcext:value-type="float">
            <text:p>71222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164" calcext:value-type="float">
            <text:p>38164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45" calcext:value-type="float">
            <text:p>4154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850" calcext:value-type="float">
            <text:p>113850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88" calcext:value-type="float">
            <text:p>63688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306" calcext:value-type="float">
            <text:p>47306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0825" calcext:value-type="float">
            <text:p>90825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5704" calcext:value-type="float">
            <text:p>155704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51" calcext:value-type="float">
            <text:p>4295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588" calcext:value-type="float">
            <text:p>97588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89" calcext:value-type="float">
            <text:p>27489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15" calcext:value-type="float">
            <text:p>52515</text:p>
          </table:table-cell>
          <table:table-cell office:value-type="float" office:value="44.6" calcext:value-type="float">
            <text:p>44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9057" calcext:value-type="float">
            <text:p>109057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80" calcext:value-type="float">
            <text:p>40480</text:p>
          </table:table-cell>
          <table:table-cell office:value-type="float" office:value="49" calcext:value-type="float">
            <text:p>4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66" calcext:value-type="float">
            <text:p>59966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979" calcext:value-type="float">
            <text:p>112979</text:p>
          </table:table-cell>
          <table:table-cell office:value-type="float" office:value="94.1" calcext:value-type="float">
            <text:p>94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580" calcext:value-type="float">
            <text:p>76580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05" calcext:value-type="float">
            <text:p>10290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05066" calcext:value-type="float">
            <text:p>105066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656" calcext:value-type="float">
            <text:p>43656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971" calcext:value-type="float">
            <text:p>44971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215567" calcext:value-type="float">
            <text:p>2155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011" calcext:value-type="float">
            <text:p>31011</text:p>
          </table:table-cell>
          <table:table-cell office:value-type="float" office:value="37.6" calcext:value-type="float">
            <text:p>37,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8" calcext:value-type="float">
            <text:p>68018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023" calcext:value-type="float">
            <text:p>14702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01" calcext:value-type="float">
            <text:p>5540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96" calcext:value-type="float">
            <text:p>6529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7277" calcext:value-type="float">
            <text:p>97277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43" calcext:value-type="float">
            <text:p>33943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71" calcext:value-type="float">
            <text:p>64671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9949" calcext:value-type="float">
            <text:p>139949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95" calcext:value-type="float">
            <text:p>66395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00" calcext:value-type="float">
            <text:p>74100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2902" calcext:value-type="float">
            <text:p>152902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48" calcext:value-type="float">
            <text:p>50148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90" calcext:value-type="float">
            <text:p>64490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2982" calcext:value-type="float">
            <text:p>112982</text:p>
          </table:table-cell>
          <table:table-cell office:value-type="float" office:value="93.1" calcext:value-type="float">
            <text:p>93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54" calcext:value-type="float">
            <text:p>57054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98" calcext:value-type="float">
            <text:p>36898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13589" calcext:value-type="float">
            <text:p>113589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514" calcext:value-type="float">
            <text:p>36514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677" calcext:value-type="float">
            <text:p>72677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87491" calcext:value-type="float">
            <text:p>8749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72" calcext:value-type="float">
            <text:p>37672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94" calcext:value-type="float">
            <text:p>53994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915" calcext:value-type="float">
            <text:p>138915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34" calcext:value-type="float">
            <text:p>66334</text:p>
          </table:table-cell>
          <table:table-cell office:value-type="float" office:value="48" calcext:value-type="float">
            <text:p>4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93" calcext:value-type="float">
            <text:p>43993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26109" calcext:value-type="float">
            <text:p>126109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07" calcext:value-type="float">
            <text:p>57107</text:p>
          </table:table-cell>
          <table:table-cell office:value-type="float" office:value="45.5" calcext:value-type="float">
            <text:p>45,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41" calcext:value-type="float">
            <text:p>34641</text:p>
          </table:table-cell>
          <table:table-cell office:value-type="float" office:value="41.6" calcext:value-type="float">
            <text:p>41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2164" calcext:value-type="float">
            <text:p>152164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54" calcext:value-type="float">
            <text:p>35654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84" calcext:value-type="float">
            <text:p>68284</text:p>
          </table:table-cell>
          <table:table-cell office:value-type="float" office:value="51" calcext:value-type="float">
            <text:p>51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6817" calcext:value-type="float">
            <text:p>1468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156" calcext:value-type="float">
            <text:p>43156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46" calcext:value-type="float">
            <text:p>4594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3778" calcext:value-type="float">
            <text:p>143778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00" calcext:value-type="float">
            <text:p>51900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95" calcext:value-type="float">
            <text:p>6169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6619" calcext:value-type="float">
            <text:p>146619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368" calcext:value-type="float">
            <text:p>50368</text:p>
          </table:table-cell>
          <table:table-cell office:value-type="float" office:value="47" calcext:value-type="float">
            <text:p>4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04" calcext:value-type="float">
            <text:p>61704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377" calcext:value-type="float">
            <text:p>14237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26" calcext:value-type="float">
            <text:p>40726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56" calcext:value-type="float">
            <text:p>59056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2682" calcext:value-type="float">
            <text:p>142682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41" calcext:value-type="float">
            <text:p>26741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76" calcext:value-type="float">
            <text:p>34276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99292" calcext:value-type="float">
            <text:p>99292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08" calcext:value-type="float">
            <text:p>51908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45" calcext:value-type="float">
            <text:p>63945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1783" calcext:value-type="float">
            <text:p>151783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83" calcext:value-type="float">
            <text:p>53383</text:p>
          </table:table-cell>
          <table:table-cell office:value-type="float" office:value="34.7" calcext:value-type="float">
            <text:p>34,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509" calcext:value-type="float">
            <text:p>47509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2383" calcext:value-type="float">
            <text:p>15238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335" calcext:value-type="float">
            <text:p>29335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7" calcext:value-type="float">
            <text:p>51687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51884" calcext:value-type="float">
            <text:p>151884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526" calcext:value-type="float">
            <text:p>30526</text:p>
          </table:table-cell>
          <table:table-cell office:value-type="float" office:value="44" calcext:value-type="float">
            <text:p>4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87" calcext:value-type="float">
            <text:p>78687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7799" calcext:value-type="float">
            <text:p>14779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10" calcext:value-type="float">
            <text:p>52810</text:p>
          </table:table-cell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74" calcext:value-type="float">
            <text:p>59974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4706" calcext:value-type="float">
            <text:p>144706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70" calcext:value-type="float">
            <text:p>50970</text:p>
          </table:table-cell>
          <table:table-cell office:value-type="float" office:value="41" calcext:value-type="float">
            <text:p>4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95" calcext:value-type="float">
            <text:p>41995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38822" calcext:value-type="float">
            <text:p>138822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861" calcext:value-type="float">
            <text:p>81861</text:p>
          </table:table-cell>
          <table:table-cell office:value-type="float" office:value="42" calcext:value-type="float">
            <text:p>4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51695.81" calcext:value-type="float">
            <text:p>251695,81</text:p>
          </table:table-cell>
          <table:table-cell table:formula="of:=AVERAGE([.C351:.C450])" office:value-type="float" office:value="46.789" calcext:value-type="float">
            <text:p>46,789</text:p>
          </table:table-cell>
          <table:table-cell table:formula="of:=AVERAGE([.D351:.D450])" office:value-type="float" office:value="6.67399999999999" calcext:value-type="float">
            <text:p>6,67399999999999</text:p>
          </table:table-cell>
          <table:table-cell table:number-columns-repeated="2"/>
          <table:table-cell table:formula="of:=AVERAGE([.G351:.G450])" office:value-type="float" office:value="126776.25" calcext:value-type="float">
            <text:p>126776,25</text:p>
          </table:table-cell>
          <table:table-cell table:formula="of:=AVERAGE([.H351:.H450])" office:value-type="float" office:value="88.047" calcext:value-type="float">
            <text:p>88,047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91353.11" calcext:value-type="float">
            <text:p>291353,11</text:p>
          </table:table-cell>
          <table:table-cell table:formula="of:=AVERAGE([.M351:.M450])" office:value-type="float" office:value="42.691" calcext:value-type="float">
            <text:p>42,691</text:p>
          </table:table-cell>
          <table:table-cell table:formula="of:=AVERAGE([.N351:.N450])" office:value-type="float" office:value="7.01000000000001" calcext:value-type="float">
            <text:p>7,01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877949.22640878" calcext:value-type="float">
            <text:p>1877949,22640878</text:p>
          </table:table-cell>
          <table:table-cell table:formula="of:=STDEVP([.C351:.C450])" office:value-type="float" office:value="9.60768333158415" calcext:value-type="float">
            <text:p>9,60768333158415</text:p>
          </table:table-cell>
          <table:table-cell table:formula="of:=STDEVP([.D351:.D450])" office:value-type="float" office:value="0.914835504339443" calcext:value-type="float">
            <text:p>0,914835504339443</text:p>
          </table:table-cell>
          <table:table-cell table:number-columns-repeated="2"/>
          <table:table-cell table:formula="of:=STDEVP([.G351:.G450])" office:value-type="float" office:value="42464.2382270953" calcext:value-type="float">
            <text:p>42464,2382270953</text:p>
          </table:table-cell>
          <table:table-cell table:formula="of:=STDEVP([.H351:.H450])" office:value-type="float" office:value="10.352492018833" calcext:value-type="float">
            <text:p>10,352492018833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130636.84485824" calcext:value-type="float">
            <text:p>2130636,84485824</text:p>
          </table:table-cell>
          <table:table-cell table:formula="of:=STDEVP([.M351:.M450])" office:value-type="float" office:value="8.90668395083153" calcext:value-type="float">
            <text:p>8,90668395083153</text:p>
          </table:table-cell>
          <table:table-cell table:formula="of:=STDEVP([.N351:.N450])" office:value-type="float" office:value="0.636317530797322" calcext:value-type="float">
            <text:p>0,6363175307973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62288" calcext:value-type="float">
            <text:p>62288</text:p>
          </table:table-cell>
          <table:table-cell table:formula="of:=MEDIAN([.C351:.C450])" office:value-type="float" office:value="46" calcext:value-type="float">
            <text:p>46</text:p>
          </table:table-cell>
          <table:table-cell table:formula="of:=MEDIAN([.D351:.D450])" office:value-type="float" office:value="6.9" calcext:value-type="float">
            <text:p>6,9</text:p>
          </table:table-cell>
          <table:table-cell table:number-columns-repeated="2"/>
          <table:table-cell table:formula="of:=MEDIAN([.G351:.G450])" office:value-type="float" office:value="125881" calcext:value-type="float">
            <text:p>125881</text:p>
          </table:table-cell>
          <table:table-cell table:formula="of:=MEDIAN([.H351:.H450])" office:value-type="float" office:value="92" calcext:value-type="float">
            <text:p>92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51904" calcext:value-type="float">
            <text:p>51904</text:p>
          </table:table-cell>
          <table:table-cell table:formula="of:=MEDIAN([.M351:.M450])" office:value-type="float" office:value="42" calcext:value-type="float">
            <text:p>42</text:p>
          </table:table-cell>
          <table:table-cell table:formula="of:=MEDIAN([.N351:.N45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443419.86" calcext:value-type="float">
            <text:p>443419,86</text:p>
          </table:table-cell>
          <table:table-cell table:formula="of:=AVERAGE([.C351:.C400])" office:value-type="float" office:value="48.57" calcext:value-type="float">
            <text:p>48,57</text:p>
          </table:table-cell>
          <table:table-cell table:formula="of:=AVERAGE([.D351:.D400])" office:value-type="float" office:value="6.448" calcext:value-type="float">
            <text:p>6,448</text:p>
          </table:table-cell>
          <table:table-cell table:number-columns-repeated="2"/>
          <table:table-cell table:formula="of:=AVERAGE([.G351:.G400])" office:value-type="float" office:value="129189.02" calcext:value-type="float">
            <text:p>129189,02</text:p>
          </table:table-cell>
          <table:table-cell table:formula="of:=AVERAGE([.H351:.H400])" office:value-type="float" office:value="86.32" calcext:value-type="float">
            <text:p>86,32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483737.88" calcext:value-type="float">
            <text:p>483737,88</text:p>
          </table:table-cell>
          <table:table-cell table:formula="of:=AVERAGE([.M351:.M400])" office:value-type="float" office:value="43.99" calcext:value-type="float">
            <text:p>43,99</text:p>
          </table:table-cell>
          <table:table-cell table:formula="of:=AVERAGE([.N351:.N400])" office:value-type="float" office:value="6.81999999999999" calcext:value-type="float">
            <text:p>6,81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59971.76" calcext:value-type="float">
            <text:p>59971,76</text:p>
          </table:table-cell>
          <table:table-cell table:formula="of:=AVERAGE([.C401:.C450])" office:value-type="float" office:value="45.008" calcext:value-type="float">
            <text:p>45,008</text:p>
          </table:table-cell>
          <table:table-cell table:formula="of:=AVERAGE([.D401:.D450])" office:value-type="float" office:value="6.9" calcext:value-type="float">
            <text:p>6,9</text:p>
          </table:table-cell>
          <table:table-cell table:number-columns-repeated="2"/>
          <table:table-cell table:formula="of:=AVERAGE([.G401:.G450])" office:value-type="float" office:value="124363.48" calcext:value-type="float">
            <text:p>124363,48</text:p>
          </table:table-cell>
          <table:table-cell table:formula="of:=AVERAGE([.H401:.H450])" office:value-type="float" office:value="89.774" calcext:value-type="float">
            <text:p>89,774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98968.34" calcext:value-type="float">
            <text:p>98968,34</text:p>
          </table:table-cell>
          <table:table-cell table:formula="of:=AVERAGE([.M401:.M450])" office:value-type="float" office:value="41.392" calcext:value-type="float">
            <text:p>41,392</text:p>
          </table:table-cell>
          <table:table-cell table:formula="of:=AVERAGE([.N401:.N450])" office:value-type="float" office:value="7.19999999999999" calcext:value-type="float">
            <text:p>7,1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4479.4083699024" calcext:value-type="float">
            <text:p>14479,4083699024</text:p>
          </table:table-cell>
          <table:table-cell table:formula="of:=STDEVP([.C401:.C450])" office:value-type="float" office:value="3.09042650778173" calcext:value-type="float">
            <text:p>3,09042650778173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6414.2518351287" calcext:value-type="float">
            <text:p>26414,2518351287</text:p>
          </table:table-cell>
          <table:table-cell table:formula="of:=STDEVP([.H401:.H450])" office:value-type="float" office:value="8.29867001392392" calcext:value-type="float">
            <text:p>8,29867001392392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42923.870996384" calcext:value-type="float">
            <text:p>342923,870996384</text:p>
          </table:table-cell>
          <table:table-cell table:formula="of:=STDEVP([.M401:.M450])" office:value-type="float" office:value="3.72697410777161" calcext:value-type="float">
            <text:p>3,72697410777161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62063" calcext:value-type="float">
            <text:p>62063</text:p>
          </table:table-cell>
          <table:table-cell table:formula="of:=MEDIAN([.C351:.C400])" office:value-type="float" office:value="46" calcext:value-type="float">
            <text:p>46</text:p>
          </table:table-cell>
          <table:table-cell table:formula="of:=MEDIAN([.D351:.D400])" office:value-type="float" office:value="6.9" calcext:value-type="float">
            <text:p>6,9</text:p>
          </table:table-cell>
          <table:table-cell table:number-columns-repeated="2"/>
          <table:table-cell table:formula="of:=MEDIAN([.G351:.G400])" office:value-type="float" office:value="122904.5" calcext:value-type="float">
            <text:p>122904,5</text:p>
          </table:table-cell>
          <table:table-cell table:formula="of:=MEDIAN([.H351:.H400])" office:value-type="float" office:value="89.05" calcext:value-type="float">
            <text:p>89,05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57154.5" calcext:value-type="float">
            <text:p>57154,5</text:p>
          </table:table-cell>
          <table:table-cell table:formula="of:=MEDIAN([.M351:.M400])" office:value-type="float" office:value="42" calcext:value-type="float">
            <text:p>42</text:p>
          </table:table-cell>
          <table:table-cell table:formula="of:=MEDIAN([.N351:.N400])"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62391" calcext:value-type="float">
            <text:p>62391</text:p>
          </table:table-cell>
          <table:table-cell table:formula="of:=MEDIAN([.C401:.C450])" office:value-type="float" office:value="45.5" calcext:value-type="float">
            <text:p>45,5</text:p>
          </table:table-cell>
          <table:table-cell table:formula="of:=MEDIAN([.D401:.D450])" office:value-type="float" office:value="6.9" calcext:value-type="float">
            <text:p>6,9</text:p>
          </table:table-cell>
          <table:table-cell table:number-columns-repeated="2"/>
          <table:table-cell table:formula="of:=MEDIAN([.G401:.G450])" office:value-type="float" office:value="126798.5" calcext:value-type="float">
            <text:p>126798,5</text:p>
          </table:table-cell>
          <table:table-cell table:formula="of:=MEDIAN([.H401:.H450])" office:value-type="float" office:value="92.5" calcext:value-type="float">
            <text:p>92,5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49751" calcext:value-type="float">
            <text:p>49751</text:p>
          </table:table-cell>
          <table:table-cell table:formula="of:=MEDIAN([.M401:.M450])" office:value-type="float" office:value="42" calcext:value-type="float">
            <text:p>42</text:p>
          </table:table-cell>
          <table:table-cell table:formula="of:=MEDIAN([.N401:.N450])" office:value-type="float" office:value="7.2" calcext:value-type="float">
            <text:p>7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2628628" calcext:value-type="float">
            <text:p>12628628</text:p>
          </table:table-cell>
          <table:table-cell office:value-type="float" office:value="106.7" calcext:value-type="float">
            <text:p>106,7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6218" calcext:value-type="float">
            <text:p>762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37527443" calcext:value-type="float">
            <text:p>37527443</text:p>
          </table:table-cell>
          <table:table-cell office:value-type="float" office:value="106.7" calcext:value-type="float">
            <text:p>106,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95" calcext:value-type="float">
            <text:p>58695</text:p>
          </table:table-cell>
          <table:table-cell office:value-type="float" office:value="89" calcext:value-type="float">
            <text:p>8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1445" calcext:value-type="float">
            <text:p>8144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70" calcext:value-type="float">
            <text:p>65270</text:p>
          </table:table-cell>
          <table:table-cell office:value-type="float" office:value="91" calcext:value-type="float">
            <text:p>9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05" calcext:value-type="float">
            <text:p>96205</text:p>
          </table:table-cell>
          <table:table-cell office:value-type="float" office:value="85" calcext:value-type="float">
            <text:p>8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1426" calcext:value-type="float">
            <text:p>914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12" calcext:value-type="float">
            <text:p>77212</text:p>
          </table:table-cell>
          <table:table-cell office:value-type="float" office:value="78" calcext:value-type="float">
            <text:p>7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83" calcext:value-type="float">
            <text:p>54983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110381" calcext:value-type="float">
            <text:p>11038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153" calcext:value-type="float">
            <text:p>94153</text:p>
          </table:table-cell>
          <table:table-cell office:value-type="float" office:value="54" calcext:value-type="float">
            <text:p>5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81" calcext:value-type="float">
            <text:p>90281</text:p>
          </table:table-cell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8411" calcext:value-type="float">
            <text:p>684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954" calcext:value-type="float">
            <text:p>95954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1" calcext:value-type="float">
            <text:p>40311</text:p>
          </table:table-cell>
          <table:table-cell office:value-type="float" office:value="79" calcext:value-type="float">
            <text:p>7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0804" calcext:value-type="float">
            <text:p>708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692" calcext:value-type="float">
            <text:p>94692</text:p>
          </table:table-cell>
          <table:table-cell office:value-type="float" office:value="63.4" calcext:value-type="float">
            <text:p>63,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71" calcext:value-type="float">
            <text:p>67971</text:p>
          </table:table-cell>
          <table:table-cell office:value-type="float" office:value="79.2" calcext:value-type="float">
            <text:p>79,2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2377" calcext:value-type="float">
            <text:p>7237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19" calcext:value-type="float">
            <text:p>37219</text:p>
          </table:table-cell>
          <table:table-cell office:value-type="float" office:value="58" calcext:value-type="float">
            <text:p>5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582" calcext:value-type="float">
            <text:p>77582</text:p>
          </table:table-cell>
          <table:table-cell office:value-type="float" office:value="88" calcext:value-type="float">
            <text:p>8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9318" calcext:value-type="float">
            <text:p>9931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538" calcext:value-type="float">
            <text:p>89538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22" calcext:value-type="float">
            <text:p>54922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371" calcext:value-type="float">
            <text:p>7137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244" calcext:value-type="float">
            <text:p>55244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18" calcext:value-type="float">
            <text:p>82118</text:p>
          </table:table-cell>
          <table:table-cell office:value-type="float" office:value="74" calcext:value-type="float">
            <text:p>74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7312" calcext:value-type="float">
            <text:p>773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923" calcext:value-type="float">
            <text:p>104923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61" calcext:value-type="float">
            <text:p>69761</text:p>
          </table:table-cell>
          <table:table-cell office:value-type="float" office:value="78" calcext:value-type="float">
            <text:p>7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31465" calcext:value-type="float">
            <text:p>13146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32" calcext:value-type="float">
            <text:p>61532</text:p>
          </table:table-cell>
          <table:table-cell office:value-type="float" office:value="73" calcext:value-type="float">
            <text:p>7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549" calcext:value-type="float">
            <text:p>92549</text:p>
          </table:table-cell>
          <table:table-cell office:value-type="float" office:value="77" calcext:value-type="float">
            <text:p>7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80061" calcext:value-type="float">
            <text:p>800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22" calcext:value-type="float">
            <text:p>55122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52" calcext:value-type="float">
            <text:p>56552</text:p>
          </table:table-cell>
          <table:table-cell office:value-type="float" office:value="69" calcext:value-type="float">
            <text:p>6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79347" calcext:value-type="float">
            <text:p>793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092" calcext:value-type="float">
            <text:p>66092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69" calcext:value-type="float">
            <text:p>66669</text:p>
          </table:table-cell>
          <table:table-cell office:value-type="float" office:value="78" calcext:value-type="float">
            <text:p>78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124492" calcext:value-type="float">
            <text:p>12449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16" calcext:value-type="float">
            <text:p>60316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976" calcext:value-type="float">
            <text:p>92976</text:p>
          </table:table-cell>
          <table:table-cell office:value-type="float" office:value="73.3" calcext:value-type="float">
            <text:p>73,3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66540" calcext:value-type="float">
            <text:p>66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67" calcext:value-type="float">
            <text:p>65067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55" calcext:value-type="float">
            <text:p>83155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941" calcext:value-type="float">
            <text:p>669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975" calcext:value-type="float">
            <text:p>37975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71" calcext:value-type="float">
            <text:p>69171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4337" calcext:value-type="float">
            <text:p>843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33" calcext:value-type="float">
            <text:p>65533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60" calcext:value-type="float">
            <text:p>76360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625" calcext:value-type="float">
            <text:p>716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213" calcext:value-type="float">
            <text:p>54213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50" calcext:value-type="float">
            <text:p>34450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706" calcext:value-type="float">
            <text:p>66706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97" calcext:value-type="float">
            <text:p>62097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31" calcext:value-type="float">
            <text:p>70431</text:p>
          </table:table-cell>
          <table:table-cell office:value-type="float" office:value="94" calcext:value-type="float">
            <text:p>9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155" calcext:value-type="float">
            <text:p>6615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805" calcext:value-type="float">
            <text:p>68805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52" calcext:value-type="float">
            <text:p>43752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3743" calcext:value-type="float">
            <text:p>737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33" calcext:value-type="float">
            <text:p>64633</text:p>
          </table:table-cell>
          <table:table-cell office:value-type="float" office:value="61.4" calcext:value-type="float">
            <text:p>61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95" calcext:value-type="float">
            <text:p>34295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809" calcext:value-type="float">
            <text:p>698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89" calcext:value-type="float">
            <text:p>40289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59" calcext:value-type="float">
            <text:p>50859</text:p>
          </table:table-cell>
          <table:table-cell office:value-type="float" office:value="79.2" calcext:value-type="float">
            <text:p>79,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917" calcext:value-type="float">
            <text:p>699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762" calcext:value-type="float">
            <text:p>7176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21" calcext:value-type="float">
            <text:p>39421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7854" calcext:value-type="float">
            <text:p>1178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27" calcext:value-type="float">
            <text:p>64027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18" calcext:value-type="float">
            <text:p>37818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8283" calcext:value-type="float">
            <text:p>6828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15" calcext:value-type="float">
            <text:p>34615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13" calcext:value-type="float">
            <text:p>41713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09913" calcext:value-type="float">
            <text:p>1099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55" calcext:value-type="float">
            <text:p>45255</text:p>
          </table:table-cell>
          <table:table-cell office:value-type="float" office:value="75" calcext:value-type="float">
            <text:p>7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19" calcext:value-type="float">
            <text:p>73719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27933" calcext:value-type="float">
            <text:p>12793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889" calcext:value-type="float">
            <text:p>95889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83" calcext:value-type="float">
            <text:p>44683</text:p>
          </table:table-cell>
          <table:table-cell office:value-type="float" office:value="81" calcext:value-type="float">
            <text:p>8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076" calcext:value-type="float">
            <text:p>7007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32" calcext:value-type="float">
            <text:p>27432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86" calcext:value-type="float">
            <text:p>69486</text:p>
          </table:table-cell>
          <table:table-cell office:value-type="float" office:value="75" calcext:value-type="float">
            <text:p>7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4450" calcext:value-type="float">
            <text:p>744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581" calcext:value-type="float">
            <text:p>27581</text:p>
          </table:table-cell>
          <table:table-cell office:value-type="float" office:value="62.4" calcext:value-type="float">
            <text:p>62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67" calcext:value-type="float">
            <text:p>60267</text:p>
          </table:table-cell>
          <table:table-cell office:value-type="float" office:value="75" calcext:value-type="float">
            <text:p>7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8442" calcext:value-type="float">
            <text:p>8844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67" calcext:value-type="float">
            <text:p>33967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40" calcext:value-type="float">
            <text:p>58340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4454" calcext:value-type="float">
            <text:p>844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42" calcext:value-type="float">
            <text:p>6694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20" calcext:value-type="float">
            <text:p>54620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652" calcext:value-type="float">
            <text:p>716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901" calcext:value-type="float">
            <text:p>6090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81" calcext:value-type="float">
            <text:p>64181</text:p>
          </table:table-cell>
          <table:table-cell office:value-type="float" office:value="76.2" calcext:value-type="float">
            <text:p>76,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20266" calcext:value-type="float">
            <text:p>1202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718" calcext:value-type="float">
            <text:p>52718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70" calcext:value-type="float">
            <text:p>70170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365" calcext:value-type="float">
            <text:p>7136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287" calcext:value-type="float">
            <text:p>33287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09" calcext:value-type="float">
            <text:p>49509</text:p>
          </table:table-cell>
          <table:table-cell office:value-type="float" office:value="77" calcext:value-type="float">
            <text:p>7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9710" calcext:value-type="float">
            <text:p>797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016" calcext:value-type="float">
            <text:p>38016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96" calcext:value-type="float">
            <text:p>64596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718" calcext:value-type="float">
            <text:p>707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78" calcext:value-type="float">
            <text:p>35778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67" calcext:value-type="float">
            <text:p>33667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6997" calcext:value-type="float">
            <text:p>11699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85" calcext:value-type="float">
            <text:p>57285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38" calcext:value-type="float">
            <text:p>37738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313" calcext:value-type="float">
            <text:p>693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90" calcext:value-type="float">
            <text:p>38690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74" calcext:value-type="float">
            <text:p>66874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5777" calcext:value-type="float">
            <text:p>6577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353" calcext:value-type="float">
            <text:p>30353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57" calcext:value-type="float">
            <text:p>37257</text:p>
          </table:table-cell>
          <table:table-cell office:value-type="float" office:value="76" calcext:value-type="float">
            <text:p>76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750" calcext:value-type="float">
            <text:p>727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44" calcext:value-type="float">
            <text:p>25844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05" calcext:value-type="float">
            <text:p>59905</text:p>
          </table:table-cell>
          <table:table-cell office:value-type="float" office:value="78" calcext:value-type="float">
            <text:p>7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5737" calcext:value-type="float">
            <text:p>657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987" calcext:value-type="float">
            <text:p>35987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86" calcext:value-type="float">
            <text:p>62286</text:p>
          </table:table-cell>
          <table:table-cell office:value-type="float" office:value="70.3" calcext:value-type="float">
            <text:p>70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862" calcext:value-type="float">
            <text:p>7186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07" calcext:value-type="float">
            <text:p>60207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80" calcext:value-type="float">
            <text:p>56180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325" calcext:value-type="float">
            <text:p>7232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43" calcext:value-type="float">
            <text:p>61343</text:p>
          </table:table-cell>
          <table:table-cell office:value-type="float" office:value="63.4" calcext:value-type="float">
            <text:p>63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85" calcext:value-type="float">
            <text:p>36885</text:p>
          </table:table-cell>
          <table:table-cell office:value-type="float" office:value="65" calcext:value-type="float">
            <text:p>65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0935" calcext:value-type="float">
            <text:p>11093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612" calcext:value-type="float">
            <text:p>39612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11" calcext:value-type="float">
            <text:p>32811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591" calcext:value-type="float">
            <text:p>7259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938" calcext:value-type="float">
            <text:p>4493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40" calcext:value-type="float">
            <text:p>38240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3662" calcext:value-type="float">
            <text:p>7366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36" calcext:value-type="float">
            <text:p>67136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92" calcext:value-type="float">
            <text:p>46692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879" calcext:value-type="float">
            <text:p>708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85" calcext:value-type="float">
            <text:p>51485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54" calcext:value-type="float">
            <text:p>34754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839" calcext:value-type="float">
            <text:p>728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37" calcext:value-type="float">
            <text:p>63637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76" calcext:value-type="float">
            <text:p>5987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728" calcext:value-type="float">
            <text:p>717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13" calcext:value-type="float">
            <text:p>57113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23" calcext:value-type="float">
            <text:p>45723</text:p>
          </table:table-cell>
          <table:table-cell office:value-type="float" office:value="68.3" calcext:value-type="float">
            <text:p>68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801" calcext:value-type="float">
            <text:p>7080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87" calcext:value-type="float">
            <text:p>27487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69" calcext:value-type="float">
            <text:p>33469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0828" calcext:value-type="float">
            <text:p>908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79" calcext:value-type="float">
            <text:p>26679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570" calcext:value-type="float">
            <text:p>46570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93100" calcext:value-type="float">
            <text:p>19310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07" calcext:value-type="float">
            <text:p>50607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0" calcext:value-type="float">
            <text:p>47900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5252" calcext:value-type="float">
            <text:p>9525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92" calcext:value-type="float">
            <text:p>69292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16" calcext:value-type="float">
            <text:p>3211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38717" calcext:value-type="float">
            <text:p>1387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54" calcext:value-type="float">
            <text:p>68754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47" calcext:value-type="float">
            <text:p>53547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1453" calcext:value-type="float">
            <text:p>8145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561" calcext:value-type="float">
            <text:p>25561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65" calcext:value-type="float">
            <text:p>42165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958" calcext:value-type="float">
            <text:p>72958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771" calcext:value-type="float">
            <text:p>60771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09" calcext:value-type="float">
            <text:p>51209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7195" calcext:value-type="float">
            <text:p>8719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29" calcext:value-type="float">
            <text:p>31729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63" calcext:value-type="float">
            <text:p>49063</text:p>
          </table:table-cell>
          <table:table-cell office:value-type="float" office:value="68.3" calcext:value-type="float">
            <text:p>68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3264" calcext:value-type="float">
            <text:p>9326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46" calcext:value-type="float">
            <text:p>61146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22" calcext:value-type="float">
            <text:p>56422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565" calcext:value-type="float">
            <text:p>7056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34" calcext:value-type="float">
            <text:p>49734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38" calcext:value-type="float">
            <text:p>54938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381" calcext:value-type="float">
            <text:p>7138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12" calcext:value-type="float">
            <text:p>66712</text:p>
          </table:table-cell>
          <table:table-cell office:value-type="float" office:value="62.4" calcext:value-type="float">
            <text:p>62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666" calcext:value-type="float">
            <text:p>4166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841" calcext:value-type="float">
            <text:p>708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18" calcext:value-type="float">
            <text:p>41918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48" calcext:value-type="float">
            <text:p>58448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1994" calcext:value-type="float">
            <text:p>619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60" calcext:value-type="float">
            <text:p>25860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01" calcext:value-type="float">
            <text:p>70101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7351" calcext:value-type="float">
            <text:p>673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613" calcext:value-type="float">
            <text:p>44613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69" calcext:value-type="float">
            <text:p>53469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27277" calcext:value-type="float">
            <text:p>12727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60" calcext:value-type="float">
            <text:p>30060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263" calcext:value-type="float">
            <text:p>49263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1308" calcext:value-type="float">
            <text:p>813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98" calcext:value-type="float">
            <text:p>68598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16" calcext:value-type="float">
            <text:p>62616</text:p>
          </table:table-cell>
          <table:table-cell office:value-type="float" office:value="68.3" calcext:value-type="float">
            <text:p>68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9112" calcext:value-type="float">
            <text:p>791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329" calcext:value-type="float">
            <text:p>34329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88" calcext:value-type="float">
            <text:p>51488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6630" calcext:value-type="float">
            <text:p>7663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13" calcext:value-type="float">
            <text:p>52413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65" calcext:value-type="float">
            <text:p>68465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7668" calcext:value-type="float">
            <text:p>676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945" calcext:value-type="float">
            <text:p>4094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54" calcext:value-type="float">
            <text:p>45454</text:p>
          </table:table-cell>
          <table:table-cell office:value-type="float" office:value="67" calcext:value-type="float">
            <text:p>6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937" calcext:value-type="float">
            <text:p>699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60" calcext:value-type="float">
            <text:p>65660</text:p>
          </table:table-cell>
          <table:table-cell office:value-type="float" office:value="65.3" calcext:value-type="float">
            <text:p>65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69" calcext:value-type="float">
            <text:p>51769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069" calcext:value-type="float">
            <text:p>6606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383" calcext:value-type="float">
            <text:p>28383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84" calcext:value-type="float">
            <text:p>56584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498" calcext:value-type="float">
            <text:p>704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65" calcext:value-type="float">
            <text:p>3236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36" calcext:value-type="float">
            <text:p>32136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7945" calcext:value-type="float">
            <text:p>7794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54" calcext:value-type="float">
            <text:p>32854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77" calcext:value-type="float">
            <text:p>45377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6344" calcext:value-type="float">
            <text:p>7634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980" calcext:value-type="float">
            <text:p>32980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57" calcext:value-type="float">
            <text:p>68557</text:p>
          </table:table-cell>
          <table:table-cell office:value-type="float" office:value="73.3" calcext:value-type="float">
            <text:p>73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2510" calcext:value-type="float">
            <text:p>825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51" calcext:value-type="float">
            <text:p>25351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9" calcext:value-type="float">
            <text:p>58119</text:p>
          </table:table-cell>
          <table:table-cell office:value-type="float" office:value="68" calcext:value-type="float">
            <text:p>68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94161" calcext:value-type="float">
            <text:p>941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41" calcext:value-type="float">
            <text:p>47541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773" calcext:value-type="float">
            <text:p>58773</text:p>
          </table:table-cell>
          <table:table-cell office:value-type="float" office:value="71" calcext:value-type="float">
            <text:p>71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021" calcext:value-type="float">
            <text:p>690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91" calcext:value-type="float">
            <text:p>69391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74" calcext:value-type="float">
            <text:p>48074</text:p>
          </table:table-cell>
          <table:table-cell office:value-type="float" office:value="67" calcext:value-type="float">
            <text:p>6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061" calcext:value-type="float">
            <text:p>720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97" calcext:value-type="float">
            <text:p>37197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79" calcext:value-type="float">
            <text:p>46779</text:p>
          </table:table-cell>
          <table:table-cell office:value-type="float" office:value="67" calcext:value-type="float">
            <text:p>6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690" calcext:value-type="float">
            <text:p>716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640" calcext:value-type="float">
            <text:p>104640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10" calcext:value-type="float">
            <text:p>46610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219" calcext:value-type="float">
            <text:p>702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06" calcext:value-type="float">
            <text:p>59706</text:p>
          </table:table-cell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29" calcext:value-type="float">
            <text:p>58329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723" calcext:value-type="float">
            <text:p>6972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12" calcext:value-type="float">
            <text:p>59212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47" calcext:value-type="float">
            <text:p>58547</text:p>
          </table:table-cell>
          <table:table-cell office:value-type="float" office:value="71.3" calcext:value-type="float">
            <text:p>71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40216" calcext:value-type="float">
            <text:p>1402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012" calcext:value-type="float">
            <text:p>24012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73" calcext:value-type="float">
            <text:p>52873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218" calcext:value-type="float">
            <text:p>702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27" calcext:value-type="float">
            <text:p>54927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64" calcext:value-type="float">
            <text:p>53764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8949" calcext:value-type="float">
            <text:p>789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900" calcext:value-type="float">
            <text:p>74900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86" calcext:value-type="float">
            <text:p>42486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7551" calcext:value-type="float">
            <text:p>775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213" calcext:value-type="float">
            <text:p>49213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04" calcext:value-type="float">
            <text:p>56904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0696" calcext:value-type="float">
            <text:p>1106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61" calcext:value-type="float">
            <text:p>2496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50" calcext:value-type="float">
            <text:p>54250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7343" calcext:value-type="float">
            <text:p>773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640" calcext:value-type="float">
            <text:p>33640</text:p>
          </table:table-cell>
          <table:table-cell office:value-type="float" office:value="57.4" calcext:value-type="float">
            <text:p>57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22" calcext:value-type="float">
            <text:p>32222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358" calcext:value-type="float">
            <text:p>6635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425" calcext:value-type="float">
            <text:p>7642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75" calcext:value-type="float">
            <text:p>50475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1307" calcext:value-type="float">
            <text:p>7130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87" calcext:value-type="float">
            <text:p>25687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81" calcext:value-type="float">
            <text:p>32481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057" calcext:value-type="float">
            <text:p>6605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98" calcext:value-type="float">
            <text:p>48898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51" calcext:value-type="float">
            <text:p>51251</text:p>
          </table:table-cell>
          <table:table-cell office:value-type="float" office:value="72.3" calcext:value-type="float">
            <text:p>72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9835" calcext:value-type="float">
            <text:p>6983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83" calcext:value-type="float">
            <text:p>68983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65" calcext:value-type="float">
            <text:p>33365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713" calcext:value-type="float">
            <text:p>707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07" calcext:value-type="float">
            <text:p>26607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57" calcext:value-type="float">
            <text:p>41357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80447" calcext:value-type="float">
            <text:p>804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39" calcext:value-type="float">
            <text:p>41939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66" calcext:value-type="float">
            <text:p>63266</text:p>
          </table:table-cell>
          <table:table-cell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3626" calcext:value-type="float">
            <text:p>636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45" calcext:value-type="float">
            <text:p>31245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88" calcext:value-type="float">
            <text:p>37688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8866" calcext:value-type="float">
            <text:p>6886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56" calcext:value-type="float">
            <text:p>54956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99" calcext:value-type="float">
            <text:p>61599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117845" calcext:value-type="float">
            <text:p>11784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40" calcext:value-type="float">
            <text:p>52840</text:p>
          </table:table-cell>
          <table:table-cell office:value-type="float" office:value="59.4" calcext:value-type="float">
            <text:p>59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84" calcext:value-type="float">
            <text:p>55684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626" calcext:value-type="float">
            <text:p>7262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089" calcext:value-type="float">
            <text:p>56089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90" calcext:value-type="float">
            <text:p>47090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9066" calcext:value-type="float">
            <text:p>790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723" calcext:value-type="float">
            <text:p>87723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33" calcext:value-type="float">
            <text:p>60633</text:p>
          </table:table-cell>
          <table:table-cell office:value-type="float" office:value="72.3" calcext:value-type="float">
            <text:p>72,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66609" calcext:value-type="float">
            <text:p>666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89" calcext:value-type="float">
            <text:p>36289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42" calcext:value-type="float">
            <text:p>60742</text:p>
          </table:table-cell>
          <table:table-cell office:value-type="float" office:value="73" calcext:value-type="float">
            <text:p>7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0792" calcext:value-type="float">
            <text:p>707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65" calcext:value-type="float">
            <text:p>67265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43" calcext:value-type="float">
            <text:p>65043</text:p>
          </table:table-cell>
          <table:table-cell office:value-type="float" office:value="72" calcext:value-type="float">
            <text:p>7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8694" calcext:value-type="float">
            <text:p>7869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315" calcext:value-type="float">
            <text:p>80315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180212.83" calcext:value-type="float">
            <text:p>180212,83</text:p>
          </table:table-cell>
          <table:table-cell table:formula="of:=AVERAGE([.C466:.C565])" office:value-type="float" office:value="73.95" calcext:value-type="float">
            <text:p>73,95</text:p>
          </table:table-cell>
          <table:table-cell table:formula="of:=AVERAGE([.D466:.D565])" office:value-type="float" office:value="5.33199999999999" calcext:value-type="float">
            <text:p>5,33199999999999</text:p>
          </table:table-cell>
          <table:table-cell table:number-columns-repeated="2"/>
          <table:table-cell table:formula="of:=AVERAGE([.G466:.G565])" office:value-type="float" office:value="82183.99" calcext:value-type="float">
            <text:p>82183,99</text:p>
          </table:table-cell>
          <table:table-cell table:formula="of:=AVERAGE([.H466:.H565])" office:value-type="float" office:value="99.63" calcext:value-type="float">
            <text:p>99,63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427545.24" calcext:value-type="float">
            <text:p>427545,24</text:p>
          </table:table-cell>
          <table:table-cell table:formula="of:=AVERAGE([.M466:.M565])" office:value-type="float" office:value="62.814" calcext:value-type="float">
            <text:p>62,814</text:p>
          </table:table-cell>
          <table:table-cell table:formula="of:=AVERAGE([.N466:.N565])" office:value-type="float" office:value="5.15099999999999" calcext:value-type="float">
            <text:p>5,150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251196.61650319" calcext:value-type="float">
            <text:p>1251196,61650319</text:p>
          </table:table-cell>
          <table:table-cell table:formula="of:=STDEVP([.C466:.C565])" office:value-type="float" office:value="5.93225926608067" calcext:value-type="float">
            <text:p>5,93225926608067</text:p>
          </table:table-cell>
          <table:table-cell table:formula="of:=STDEVP([.D466:.D565])" office:value-type="float" office:value="0.469015991198593" calcext:value-type="float">
            <text:p>0,469015991198593</text:p>
          </table:table-cell>
          <table:table-cell table:number-columns-repeated="2"/>
          <table:table-cell table:formula="of:=STDEVP([.G466:.G565])" office:value-type="float" office:value="21396.783510376" calcext:value-type="float">
            <text:p>21396,783510376</text:p>
          </table:table-cell>
          <table:table-cell table:formula="of:=STDEVP([.H466:.H565])" office:value-type="float" office:value="0.658103335350916" calcext:value-type="float">
            <text:p>0,658103335350916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3728732.6004919" calcext:value-type="float">
            <text:p>3728732,6004919</text:p>
          </table:table-cell>
          <table:table-cell table:formula="of:=STDEVP([.M466:.M565])" office:value-type="float" office:value="6.62410778897808" calcext:value-type="float">
            <text:p>6,62410778897808</text:p>
          </table:table-cell>
          <table:table-cell table:formula="of:=STDEVP([.N466:.N565])" office:value-type="float" office:value="0.299497913181378" calcext:value-type="float">
            <text:p>0,2994979131813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54435" calcext:value-type="float">
            <text:p>54435</text:p>
          </table:table-cell>
          <table:table-cell table:formula="of:=MEDIAN([.C466:.C565])" office:value-type="float" office:value="73" calcext:value-type="float">
            <text:p>73</text:p>
          </table:table-cell>
          <table:table-cell table:formula="of:=MEDIAN([.D466:.D565])" office:value-type="float" office:value="5.4" calcext:value-type="float">
            <text:p>5,4</text:p>
          </table:table-cell>
          <table:table-cell table:number-columns-repeated="2"/>
          <table:table-cell table:formula="of:=MEDIAN([.G466:.G565])" office:value-type="float" office:value="72688" calcext:value-type="float">
            <text:p>72688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53526.5" calcext:value-type="float">
            <text:p>53526,5</text:p>
          </table:table-cell>
          <table:table-cell table:formula="of:=MEDIAN([.M466:.M565])" office:value-type="float" office:value="62" calcext:value-type="float">
            <text:p>62</text:p>
          </table:table-cell>
          <table:table-cell table:formula="of:=MEDIAN([.N46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309401.74" calcext:value-type="float">
            <text:p>309401,74</text:p>
          </table:table-cell>
          <table:table-cell table:formula="of:=AVERAGE([.C466:.C515])" office:value-type="float" office:value="77.304" calcext:value-type="float">
            <text:p>77,304</text:p>
          </table:table-cell>
          <table:table-cell table:formula="of:=AVERAGE([.D466:.D515])" office:value-type="float" office:value="5.264" calcext:value-type="float">
            <text:p>5,264</text:p>
          </table:table-cell>
          <table:table-cell table:number-columns-repeated="2"/>
          <table:table-cell table:formula="of:=AVERAGE([.G466:.G515])" office:value-type="float" office:value="82070.26" calcext:value-type="float">
            <text:p>82070,26</text:p>
          </table:table-cell>
          <table:table-cell table:formula="of:=AVERAGE([.H466:.H515])" office:value-type="float" office:value="99.54" calcext:value-type="float">
            <text:p>99,54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805852.18" calcext:value-type="float">
            <text:p>805852,18</text:p>
          </table:table-cell>
          <table:table-cell table:formula="of:=AVERAGE([.M466:.M515])" office:value-type="float" office:value="65.182" calcext:value-type="float">
            <text:p>65,182</text:p>
          </table:table-cell>
          <table:table-cell table:formula="of:=AVERAGE([.N466:.N515])" office:value-type="float" office:value="5.102" calcext:value-type="float">
            <text:p>5,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51023.92" calcext:value-type="float">
            <text:p>51023,92</text:p>
          </table:table-cell>
          <table:table-cell table:formula="of:=AVERAGE([.C516:.C565])" office:value-type="float" office:value="70.596" calcext:value-type="float">
            <text:p>70,596</text:p>
          </table:table-cell>
          <table:table-cell table:formula="of:=AVERAGE([.D516:.D565])" office:value-type="float" office:value="5.4" calcext:value-type="float">
            <text:p>5,4</text:p>
          </table:table-cell>
          <table:table-cell table:number-columns-repeated="2"/>
          <table:table-cell table:formula="of:=AVERAGE([.G516:.G565])" office:value-type="float" office:value="82297.72" calcext:value-type="float">
            <text:p>82297,72</text:p>
          </table:table-cell>
          <table:table-cell table:formula="of:=AVERAGE([.H516:.H565])" office:value-type="float" office:value="99.72" calcext:value-type="float">
            <text:p>99,72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49238.3" calcext:value-type="float">
            <text:p>49238,3</text:p>
          </table:table-cell>
          <table:table-cell table:formula="of:=AVERAGE([.M516:.M565])" office:value-type="float" office:value="60.446" calcext:value-type="float">
            <text:p>60,446</text:p>
          </table:table-cell>
          <table:table-cell table:formula="of:=AVERAGE([.N51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9899.38961924421" calcext:value-type="float">
            <text:p>9899,38961924421</text:p>
          </table:table-cell>
          <table:table-cell table:formula="of:=STDEVP([.C516:.C565])" office:value-type="float" office:value="1.91404911117766" calcext:value-type="float">
            <text:p>1,91404911117766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23778.2659696118" calcext:value-type="float">
            <text:p>23778,2659696118</text:p>
          </table:table-cell>
          <table:table-cell table:formula="of:=STDEVP([.H516:.H565])" office:value-type="float" office:value="0.633719180710195" calcext:value-type="float">
            <text:p>0,633719180710195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9024.5825502164" calcext:value-type="float">
            <text:p>19024,5825502164</text:p>
          </table:table-cell>
          <table:table-cell table:formula="of:=STDEVP([.M516:.M565])" office:value-type="float" office:value="2.62123711251005" calcext:value-type="float">
            <text:p>2,62123711251005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58517.5" calcext:value-type="float">
            <text:p>58517,5</text:p>
          </table:table-cell>
          <table:table-cell table:formula="of:=MEDIAN([.C466:.C515])" office:value-type="float" office:value="77" calcext:value-type="float">
            <text:p>77</text:p>
          </table:table-cell>
          <table:table-cell table:formula="of:=MEDIAN([.D466:.D515])" office:value-type="float" office:value="5.4" calcext:value-type="float">
            <text:p>5,4</text:p>
          </table:table-cell>
          <table:table-cell table:number-columns-repeated="2"/>
          <table:table-cell table:formula="of:=MEDIAN([.G466:.G515])" office:value-type="float" office:value="72670.5" calcext:value-type="float">
            <text:p>72670,5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58746" calcext:value-type="float">
            <text:p>58746</text:p>
          </table:table-cell>
          <table:table-cell table:formula="of:=MEDIAN([.M466:.M515])" office:value-type="float" office:value="63" calcext:value-type="float">
            <text:p>63</text:p>
          </table:table-cell>
          <table:table-cell table:formula="of:=MEDIAN([.N466:.N51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51628.5" calcext:value-type="float">
            <text:p>51628,5</text:p>
          </table:table-cell>
          <table:table-cell table:formula="of:=MEDIAN([.C516:.C565])" office:value-type="float" office:value="70" calcext:value-type="float">
            <text:p>70</text:p>
          </table:table-cell>
          <table:table-cell table:formula="of:=MEDIAN([.D516:.D565])" office:value-type="float" office:value="5.4" calcext:value-type="float">
            <text:p>5,4</text:p>
          </table:table-cell>
          <table:table-cell table:number-columns-repeated="2"/>
          <table:table-cell table:formula="of:=MEDIAN([.G516:.G565])" office:value-type="float" office:value="72792" calcext:value-type="float">
            <text:p>72792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49055.5" calcext:value-type="float">
            <text:p>49055,5</text:p>
          </table:table-cell>
          <table:table-cell table:formula="of:=MEDIAN([.M516:.M565])" office:value-type="float" office:value="60.7" calcext:value-type="float">
            <text:p>60,7</text:p>
          </table:table-cell>
          <table:table-cell table:formula="of:=MEDIAN([.N516:.N565])" office:value-type="float" office:value="5.2" calcext:value-type="float">
            <text:p>5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9:18.9165493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1M54S</meta:editing-duration>
    <meta:editing-cycles>23</meta:editing-cycles>
    <meta:generator>LibreOffice/6.0.7.3$Linux_X86_64 LibreOffice_project/00m0$Build-3</meta:generator>
    <dc:date>2020-10-20T14:29:36.161560124</dc:date>
    <meta:document-statistic meta:table-count="1" meta:cell-count="5126" meta:object-count="0"/>
  </office:meta>
</office:document-meta>
</file>